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ableColumn11" style:family="table-column">
      <style:table-column-properties style:column-width="0.8715in" style:use-optimal-column-width="false"/>
    </style:style>
    <style:style style:name="TableColumn12" style:family="table-column">
      <style:table-column-properties style:column-width="6.0534in" style:use-optimal-column-width="false"/>
    </style:style>
    <style:style style:name="Table10" style:family="table">
      <style:table-properties style:width="6.92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7" style:parent-style-name="TableContents" style:family="paragraph">
      <style:text-properties fo:font-size="11pt" style:font-size-asian="11pt" style:font-size-complex="11pt"/>
    </style:style>
    <style:style style:name="P18" style:parent-style-name="TableContents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9" style:parent-style-name="ListParagraph" style:family="paragraph">
      <style:text-properties fo:font-size="11pt" style:font-size-asian="11pt" style:font-size-complex="11pt"/>
    </style:style>
    <style:style style:name="P20" style:parent-style-name="TableContents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1" style:parent-style-name="TableContents" style:family="paragraph">
      <style:text-properties style:font-name-complex="Mangal" fo:font-size="11pt" style:font-size-asian="11pt" style:font-size-complex="11pt"/>
    </style:style>
    <style:style style:name="P22" style:parent-style-name="TableContents" style:family="paragraph">
      <style:text-properties style:font-name-complex="Mangal" fo:font-size="11pt" style:font-size-asian="11pt" style:font-size-complex="11pt"/>
    </style:style>
    <style:style style:name="T23" style:parent-style-name="DefaultParagraphFont" style:family="text">
      <style:text-properties style:font-name-complex="Mangal" fo:font-size="11pt" style:font-size-asian="11pt" style:font-size-complex="11pt"/>
    </style:style>
    <style:style style:name="P24" style:parent-style-name="TableContents" style:family="paragraph">
      <style:text-properties fo:font-size="11pt" style:font-size-asian="11pt" style:font-size-complex="11pt"/>
    </style:style>
    <style:style style:name="P25" style:parent-style-name="TableContents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0pt" style:font-size-asian="10pt" style:font-size-complex="10pt"/>
    </style:style>
    <style:style style:name="P33" style:parent-style-name="TableContents" style:family="paragraph">
      <style:text-properties fo:font-size="10pt" style:font-size-asian="10pt" style:font-size-complex="10pt"/>
    </style:style>
    <style:style style:name="P34" style:parent-style-name="TableContents" style:family="paragraph">
      <style:text-properties fo:font-size="10pt" style:font-size-asian="10pt" style:font-size-complex="10pt"/>
    </style:style>
    <style:style style:name="P35" style:parent-style-name="TableContents" style:family="paragraph">
      <style:text-properties fo:font-size="10pt" style:font-size-asian="10pt" style:font-size-complex="10pt"/>
    </style:style>
    <style:style style:name="P36" style:parent-style-name="TableContents" style:family="paragraph">
      <style:text-properties fo:font-size="10pt" style:font-size-asian="10pt" style:font-size-complex="10pt"/>
    </style:style>
    <style:style style:name="P37" style:parent-style-name="TableContents" style:family="paragraph">
      <style:text-properties fo:font-size="10pt" style:font-size-asian="10pt" style:font-size-complex="10pt"/>
    </style:style>
    <style:style style:name="P38" style:parent-style-name="TableContents" style:family="paragraph">
      <style:text-properties fo:font-size="10pt" style:font-size-asian="10pt" style:font-size-complex="10pt"/>
    </style:style>
    <style:style style:name="P39" style:parent-style-name="TableContents" style:family="paragraph">
      <style:text-properties fo:font-size="10pt" style:font-size-asian="10pt" style:font-size-complex="10pt"/>
    </style:style>
    <style:style style:name="P40" style:parent-style-name="TableContents" style:family="paragraph">
      <style:text-properties fo:font-size="10pt" style:font-size-asian="10pt" style:font-size-complex="10pt"/>
    </style:style>
    <style:style style:name="P41" style:parent-style-name="TableContents" style:family="paragraph">
      <style:text-properties fo:font-size="10pt" style:font-size-asian="10pt" style:font-size-complex="10pt"/>
    </style:style>
    <style:style style:name="P42" style:parent-style-name="TableContents" style:family="paragraph">
      <style:text-properties fo:font-size="10pt" style:font-size-asian="10pt" style:font-size-complex="10pt"/>
    </style:style>
    <style:style style:name="P43" style:parent-style-name="TableContents" style:family="paragraph">
      <style:text-properties fo:font-size="10pt" style:font-size-asian="10pt" style:font-size-complex="10pt"/>
    </style:style>
    <style:style style:name="P44" style:parent-style-name="TableContents" style:family="paragraph">
      <style:text-properties fo:font-size="10pt" style:font-size-asian="10pt" style:font-size-complex="10pt"/>
    </style:style>
    <style:style style:name="P45" style:parent-style-name="TableContents" style:family="paragraph">
      <style:text-properties fo:font-size="10pt" style:font-size-asian="10pt" style:font-size-complex="10pt"/>
    </style:style>
    <style:style style:name="P46" style:parent-style-name="TableContents" style:family="paragraph">
      <style:text-properties fo:font-size="10pt" style:font-size-asian="10pt" style:font-size-complex="10pt"/>
    </style:style>
    <style:style style:name="P47" style:parent-style-name="TableContents" style:family="paragraph">
      <style:text-properties fo:font-size="10pt" style:font-size-asian="10pt" style:font-size-complex="10pt"/>
    </style:style>
    <style:style style:name="P48" style:parent-style-name="TableContents" style:family="paragraph">
      <style:text-properties fo:font-size="10pt" style:font-size-asian="10pt" style:font-size-complex="10pt"/>
    </style:style>
    <style:style style:name="P49" style:parent-style-name="TableContents" style:family="paragraph">
      <style:text-properties fo:font-size="10pt" style:font-size-asian="10pt" style:font-size-complex="10pt"/>
    </style:style>
    <style:style style:name="P50" style:parent-style-name="TableContents" style:family="paragraph">
      <style:text-properties fo:font-size="10pt" style:font-size-asian="10pt" style:font-size-complex="10pt"/>
    </style:style>
    <style:style style:name="P51" style:parent-style-name="TableContents" style:family="paragraph">
      <style:text-properties fo:font-size="10pt" style:font-size-asian="10pt" style:font-size-complex="10pt"/>
    </style:style>
    <style:style style:name="P52" style:parent-style-name="TableContents" style:family="paragraph">
      <style:text-properties fo:font-size="10pt" style:font-size-asian="10pt" style:font-size-complex="10pt"/>
    </style:style>
    <style:style style:name="P53" style:parent-style-name="TableContents" style:family="paragraph">
      <style:text-properties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ableColumn56" style:family="table-column">
      <style:table-column-properties style:column-width="0.8715in" style:use-optimal-column-width="false"/>
    </style:style>
    <style:style style:name="TableColumn57" style:family="table-column">
      <style:table-column-properties style:column-width="6.0534in" style:use-optimal-column-width="false"/>
    </style:style>
    <style:style style:name="Table55" style:family="table">
      <style:table-properties style:width="6.925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2777in">
        <style:tab-stops/>
      </style:paragraph-properties>
    </style:style>
    <style:style style:name="P62" style:parent-style-name="TableContents" style:family="paragraph">
      <style:paragraph-properties fo:margin-left="0.2777in">
        <style:tab-stops/>
      </style:paragraph-properties>
    </style:style>
    <style:style style:name="P63" style:parent-style-name="TableContents" style:family="paragraph">
      <style:paragraph-properties fo:margin-left="0.2777in">
        <style:tab-stops/>
      </style:paragraph-properties>
    </style:style>
    <style:style style:name="P64" style:parent-style-name="TableContents" style:family="paragraph">
      <style:paragraph-properties fo:margin-left="0.2777in">
        <style:tab-stops/>
      </style:paragraph-properties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Column72" style:family="table-column">
      <style:table-column-properties style:column-width="0.8715in" style:use-optimal-column-width="false"/>
    </style:style>
    <style:style style:name="TableColumn73" style:family="table-column">
      <style:table-column-properties style:column-width="6.0534in" style:use-optimal-column-width="false"/>
    </style:style>
    <style:style style:name="Table71" style:family="table">
      <style:table-properties style:width="6.925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-0.0347in" fo:text-indent="0in">
        <style:tab-stops/>
      </style:paragraph-properties>
    </style:style>
    <style:style style:name="P78" style:parent-style-name="TableContents" style:family="paragraph">
      <style:paragraph-properties fo:margin-left="-0.0347in" fo:text-indent="0in">
        <style:tab-stops/>
      </style:paragraph-properties>
    </style:style>
    <style:style style:name="P79" style:parent-style-name="TableContents" style:family="paragraph">
      <style:paragraph-properties fo:margin-left="-0.0347in" fo:text-indent="0in">
        <style:tab-stops/>
      </style:paragraph-properties>
    </style:style>
    <style:style style:name="P80" style:parent-style-name="TableContents" style:family="paragraph">
      <style:paragraph-properties fo:margin-left="-0.0347in" fo:text-indent="0in">
        <style:tab-stops/>
      </style:paragraph-properties>
    </style:style>
    <style:style style:name="P81" style:parent-style-name="TableContents" style:family="paragraph">
      <style:paragraph-properties fo:margin-left="0.2777in" fo:text-indent="0in">
        <style:tab-stops/>
      </style:paragraph-properties>
    </style:style>
    <style:style style:name="P82" style:parent-style-name="TableContents" style:family="paragraph">
      <style:paragraph-properties fo:margin-left="0.2777in" fo:text-indent="0in">
        <style:tab-stops/>
      </style:paragraph-properties>
    </style:style>
    <style:style style:name="P83" style:parent-style-name="TableContents" style:family="paragraph">
      <style:paragraph-properties fo:margin-left="0.2777in" fo:text-indent="0in">
        <style:tab-stops/>
      </style:paragraph-properties>
    </style:style>
    <style:style style:name="P84" style:parent-style-name="TableContents" style:family="paragraph">
      <style:paragraph-properties fo:margin-left="0.2777in">
        <style:tab-stops/>
      </style:paragraph-properties>
    </style:style>
    <style:style style:name="P85" style:parent-style-name="TableContents" style:family="paragraph">
      <style:paragraph-properties fo:margin-left="0.2777in">
        <style:tab-stops/>
      </style:paragraph-properties>
    </style:style>
    <style:style style:name="P86" style:parent-style-name="TableContents" style:family="paragraph">
      <style:paragraph-properties fo:margin-left="0.2777in">
        <style:tab-stops/>
      </style:paragraph-properties>
    </style:style>
    <style:style style:name="P87" style:parent-style-name="TableContents" style:family="paragraph">
      <style:paragraph-properties fo:margin-left="0.2777in">
        <style:tab-stops/>
      </style:paragraph-properties>
    </style:style>
    <style:style style:name="P88" style:parent-style-name="TableContents" style:family="paragraph">
      <style:paragraph-properties fo:margin-left="-0.0347in" fo:text-indent="0in">
        <style:tab-stops/>
      </style:paragraph-properties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Heading4" style:family="paragraph">
      <style:text-properties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0pt" style:font-size-asian="10pt" style:font-size-complex="10pt"/>
    </style:style>
    <style:style style:name="P97" style:parent-style-name="TableContents" style:family="paragraph">
      <style:text-properties fo:font-size="10pt" style:font-size-asian="10pt" style:font-size-complex="10pt"/>
    </style:style>
    <style:style style:name="P98" style:parent-style-name="TableContents" style:family="paragraph">
      <style:text-properties fo:font-size="10pt" style:font-size-asian="10pt" style:font-size-complex="10pt"/>
    </style:style>
    <style:style style:name="P99" style:parent-style-name="TableContents" style:family="paragraph">
      <style:text-properties fo:font-size="10pt" style:font-size-asian="10pt" style:font-size-complex="10pt"/>
    </style:style>
    <style:style style:name="P100" style:parent-style-name="TableContents" style:family="paragraph">
      <style:text-properties fo:font-size="10pt" style:font-size-asian="10pt" style:font-size-complex="10pt"/>
    </style:style>
    <style:style style:name="P101" style:parent-style-name="TableContents" style:family="paragraph">
      <style:text-properties fo:font-size="10pt" style:font-size-asian="10pt" style:font-size-complex="10pt"/>
    </style:style>
    <style:style style:name="P102" style:parent-style-name="TableContents" style:family="paragraph">
      <style:text-properties fo:font-size="10pt" style:font-size-asian="10pt" style:font-size-complex="10pt"/>
    </style:style>
    <style:style style:name="P103" style:parent-style-name="TableContents" style:family="paragraph">
      <style:text-properties fo:font-size="10pt" style:font-size-asian="10pt" style:font-size-complex="10pt"/>
    </style:style>
    <style:style style:name="P104" style:parent-style-name="TableContents" style:family="paragraph">
      <style:text-properties fo:font-size="10pt" style:font-size-asian="10pt" style:font-size-complex="10pt"/>
    </style:style>
    <style:style style:name="P105" style:parent-style-name="TableContents" style:family="paragraph">
      <style:text-properties fo:font-size="10pt" style:font-size-asian="10pt" style:font-size-complex="10pt"/>
    </style:style>
    <style:style style:name="P106" style:parent-style-name="TableContents" style:family="paragraph">
      <style:text-properties fo:font-size="10pt" style:font-size-asian="10pt" style:font-size-complex="10pt"/>
    </style:style>
    <style:style style:name="P107" style:parent-style-name="TableContents" style:family="paragraph">
      <style:text-properties fo:font-size="10pt" style:font-size-asian="10pt" style:font-size-complex="10pt"/>
    </style:style>
    <style:style style:name="P108" style:parent-style-name="TableContents" style:family="paragraph">
      <style:text-properties fo:font-size="10pt" style:font-size-asian="10pt" style:font-size-complex="10pt"/>
    </style:style>
    <style:style style:name="P109" style:parent-style-name="TableContents" style:family="paragraph">
      <style:text-properties fo:font-size="10pt" style:font-size-asian="10pt" style:font-size-complex="10pt"/>
    </style:style>
    <style:style style:name="P110" style:parent-style-name="TableContents" style:family="paragraph">
      <style:text-properties fo:font-size="10pt" style:font-size-asian="10pt" style:font-size-complex="10pt"/>
    </style:style>
    <style:style style:name="P111" style:parent-style-name="TableContents" style:family="paragraph">
      <style:text-properties fo:font-size="10pt" style:font-size-asian="10pt" style:font-size-complex="10pt"/>
    </style:style>
    <style:style style:name="P112" style:parent-style-name="TableContents" style:family="paragraph">
      <style:text-properties fo:font-size="10pt" style:font-size-asian="10pt" style:font-size-complex="10pt"/>
    </style:style>
    <style:style style:name="P113" style:parent-style-name="TableContents" style:family="paragraph">
      <style:text-properties fo:font-size="10pt" style:font-size-asian="10pt" style:font-size-complex="10pt"/>
    </style:style>
    <style:style style:name="P114" style:parent-style-name="TableContents" style:family="paragraph">
      <style:text-properties fo:font-size="10pt" style:font-size-asian="10pt" style:font-size-complex="10pt"/>
    </style:style>
    <style:style style:name="P115" style:parent-style-name="TableContents" style:family="paragraph">
      <style:text-properties fo:font-size="10pt" style:font-size-asian="10pt" style:font-size-complex="10pt"/>
    </style:style>
    <style:style style:name="P116" style:parent-style-name="TableContents" style:family="paragraph">
      <style:text-properties fo:font-size="10pt" style:font-size-asian="10pt" style:font-size-complex="10pt"/>
    </style:style>
    <style:style style:name="P117" style:parent-style-name="TableContents" style:family="paragraph">
      <style:text-properties fo:font-size="10pt" style:font-size-asian="10pt" style:font-size-complex="10pt"/>
    </style:style>
    <style:style style:name="P118" style:parent-style-name="TableContents" style:family="paragraph">
      <style:text-properties fo:font-size="10pt" style:font-size-asian="10pt" style:font-size-complex="10pt"/>
    </style:style>
    <style:style style:name="P119" style:parent-style-name="TableContents" style:family="paragraph">
      <style:text-properties fo:font-size="10pt" style:font-size-asian="10pt" style:font-size-complex="10pt"/>
    </style:style>
    <style:style style:name="P120" style:parent-style-name="TableContents" style:family="paragraph">
      <style:text-properties fo:font-size="10pt" style:font-size-asian="10pt" style:font-size-complex="10pt"/>
    </style:style>
    <style:style style:name="P121" style:parent-style-name="TableContents" style:family="paragraph">
      <style:text-properties fo:font-size="10pt" style:font-size-asian="10pt" style:font-size-complex="10pt"/>
    </style:style>
    <style:style style:name="P122" style:parent-style-name="TableContents" style:family="paragraph">
      <style:text-properties fo:font-size="10pt" style:font-size-asian="10pt" style:font-size-complex="10pt"/>
    </style:style>
    <style:style style:name="P123" style:parent-style-name="TableContents" style:family="paragraph">
      <style:text-properties fo:font-size="10pt" style:font-size-asian="10pt" style:font-size-complex="10pt"/>
    </style:style>
    <style:style style:name="P124" style:parent-style-name="TableContents" style:family="paragraph">
      <style:text-properties fo:font-size="10pt" style:font-size-asian="10pt" style:font-size-complex="10pt"/>
    </style:style>
    <style:style style:name="P125" style:parent-style-name="TableContents" style:family="paragraph">
      <style:text-properties fo:font-size="10pt" style:font-size-asian="10pt" style:font-size-complex="10pt"/>
    </style:style>
    <style:style style:name="P126" style:parent-style-name="TableContents" style:family="paragraph">
      <style:text-properties fo:font-size="10pt" style:font-size-asian="10pt" style:font-size-complex="10pt"/>
    </style:style>
    <style:style style:name="P127" style:parent-style-name="TableContents" style:family="paragraph">
      <style:text-properties fo:font-size="10pt" style:font-size-asian="10pt" style:font-size-complex="10pt"/>
    </style:style>
    <style:style style:name="P128" style:parent-style-name="TableContents" style:family="paragraph">
      <style:text-properties fo:font-size="10pt" style:font-size-asian="10pt" style:font-size-complex="10pt"/>
    </style:style>
    <style:style style:name="P129" style:parent-style-name="TableContents" style:family="paragraph">
      <style:text-properties fo:font-size="10pt" style:font-size-asian="10pt" style:font-size-complex="10pt"/>
    </style:style>
    <style:style style:name="P130" style:parent-style-name="TableContents" style:family="paragraph">
      <style:text-properties fo:font-size="10pt" style:font-size-asian="10pt" style:font-size-complex="10pt"/>
    </style:style>
    <style:style style:name="TableColumn132" style:family="table-column">
      <style:table-column-properties style:column-width="0.8715in" style:use-optimal-column-width="false"/>
    </style:style>
    <style:style style:name="TableColumn133" style:family="table-column">
      <style:table-column-properties style:column-width="6.0534in" style:use-optimal-column-width="false"/>
    </style:style>
    <style:style style:name="Table131" style:family="table">
      <style:table-properties style:width="6.925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margin-left="0.0277in">
        <style:tab-stops/>
      </style:paragraph-properties>
    </style:style>
    <style:style style:name="P138" style:parent-style-name="TableContents" style:family="paragraph">
      <style:paragraph-properties fo:margin-left="0.5in">
        <style:tab-stops/>
      </style:paragraph-properties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0pt" style:font-size-asian="10pt" style:font-size-complex="10pt"/>
    </style:style>
    <style:style style:name="P146" style:parent-style-name="TableContents" style:family="paragraph">
      <style:text-properties fo:font-size="10pt" style:font-size-asian="10pt" style:font-size-complex="10pt"/>
    </style:style>
    <style:style style:name="P147" style:parent-style-name="TableContents" style:family="paragraph">
      <style:text-properties fo:font-size="10pt" style:font-size-asian="10pt" style:font-size-complex="10pt"/>
    </style:style>
    <style:style style:name="P148" style:parent-style-name="TableContents" style:family="paragraph">
      <style:text-properties fo:font-size="10pt" style:font-size-asian="10pt" style:font-size-complex="10pt"/>
    </style:style>
    <style:style style:name="P149" style:parent-style-name="TableContents" style:family="paragraph">
      <style:text-properties fo:font-size="10pt" style:font-size-asian="10pt" style:font-size-complex="10pt"/>
    </style:style>
    <style:style style:name="P150" style:parent-style-name="TableContents" style:family="paragraph">
      <style:text-properties fo:font-size="10pt" style:font-size-asian="10pt" style:font-size-complex="10pt"/>
    </style:style>
    <style:style style:name="P151" style:parent-style-name="TableContents" style:family="paragraph">
      <style:text-properties fo:font-size="10pt" style:font-size-asian="10pt" style:font-size-complex="10pt"/>
    </style:style>
    <style:style style:name="P152" style:parent-style-name="TableContents" style:family="paragraph">
      <style:text-properties fo:font-size="10pt" style:font-size-asian="10pt" style:font-size-complex="10pt"/>
    </style:style>
    <style:style style:name="P153" style:parent-style-name="TableContents" style:family="paragraph">
      <style:text-properties fo:font-size="10pt" style:font-size-asian="10pt" style:font-size-complex="10pt"/>
    </style:style>
    <style:style style:name="P154" style:parent-style-name="TableContents" style:family="paragraph">
      <style:text-properties fo:font-size="10pt" style:font-size-asian="10pt" style:font-size-complex="10pt"/>
    </style:style>
    <style:style style:name="P155" style:parent-style-name="TableContents" style:family="paragraph">
      <style:text-properties fo:font-size="10pt" style:font-size-asian="10pt" style:font-size-complex="10pt"/>
    </style:style>
    <style:style style:name="P156" style:parent-style-name="TableContents" style:family="paragraph">
      <style:text-properties fo:font-size="10pt" style:font-size-asian="10pt" style:font-size-complex="10pt"/>
    </style:style>
    <style:style style:name="P157" style:parent-style-name="TableContents" style:family="paragraph">
      <style:text-properties fo:font-size="10pt" style:font-size-asian="10pt" style:font-size-complex="10pt"/>
    </style:style>
    <style:style style:name="P158" style:parent-style-name="TableContents" style:family="paragraph">
      <style:text-properties fo:font-size="10pt" style:font-size-asian="10pt" style:font-size-complex="10pt"/>
    </style:style>
    <style:style style:name="P159" style:parent-style-name="TableContents" style:family="paragraph">
      <style:text-properties fo:font-size="10pt" style:font-size-asian="10pt" style:font-size-complex="10pt"/>
    </style:style>
    <style:style style:name="P160" style:parent-style-name="TableContents" style:family="paragraph">
      <style:text-properties fo:font-size="10pt" style:font-size-asian="10pt" style:font-size-complex="10pt"/>
    </style:style>
    <style:style style:name="P161" style:parent-style-name="TableContents" style:family="paragraph">
      <style:text-properties fo:font-size="10pt" style:font-size-asian="10pt" style:font-size-complex="10pt"/>
    </style:style>
    <style:style style:name="P162" style:parent-style-name="TableContents" style:family="paragraph">
      <style:text-properties fo:font-size="10pt" style:font-size-asian="10pt" style:font-size-complex="10pt"/>
    </style:style>
    <style:style style:name="P163" style:parent-style-name="TableContents" style:family="paragraph">
      <style:text-properties fo:font-size="10pt" style:font-size-asian="10pt" style:font-size-complex="10pt"/>
    </style:style>
    <style:style style:name="P164" style:parent-style-name="TableContents" style:family="paragraph">
      <style:text-properties fo:font-size="10pt" style:font-size-asian="10pt" style:font-size-complex="10pt"/>
    </style:style>
    <style:style style:name="P165" style:parent-style-name="TableContents" style:family="paragraph">
      <style:text-properties fo:font-size="10pt" style:font-size-asian="10pt" style:font-size-complex="10pt"/>
    </style:style>
    <style:style style:name="P166" style:parent-style-name="TableContents" style:family="paragraph">
      <style:text-properties fo:font-size="10pt" style:font-size-asian="10pt" style:font-size-complex="10pt"/>
    </style:style>
    <style:style style:name="P167" style:parent-style-name="TableContents" style:family="paragraph">
      <style:text-properties fo:font-size="10pt" style:font-size-asian="10pt" style:font-size-complex="10pt"/>
    </style:style>
    <style:style style:name="P168" style:parent-style-name="TableContents" style:family="paragraph">
      <style:text-properties fo:font-size="10pt" style:font-size-asian="10pt" style:font-size-complex="10pt"/>
    </style:style>
    <style:style style:name="P169" style:parent-style-name="TableContents" style:family="paragraph">
      <style:text-properties fo:font-size="10pt" style:font-size-asian="10pt" style:font-size-complex="10pt"/>
    </style:style>
    <style:style style:name="P170" style:parent-style-name="TableContents" style:family="paragraph">
      <style:text-properties fo:font-size="10pt" style:font-size-asian="10pt" style:font-size-complex="10pt"/>
    </style:style>
    <style:style style:name="P171" style:parent-style-name="TableContents" style:family="paragraph">
      <style:text-properties fo:font-size="10pt" style:font-size-asian="10pt" style:font-size-complex="10pt"/>
    </style:style>
    <style:style style:name="P172" style:parent-style-name="TableContents" style:family="paragraph">
      <style:text-properties fo:font-size="10pt" style:font-size-asian="10pt" style:font-size-complex="10pt"/>
    </style:style>
    <style:style style:name="P173" style:parent-style-name="TableContents" style:family="paragraph">
      <style:text-properties fo:font-size="10pt" style:font-size-asian="10pt" style:font-size-complex="10pt"/>
    </style:style>
    <style:style style:name="P174" style:parent-style-name="TableContents" style:family="paragraph">
      <style:text-properties fo:font-size="10pt" style:font-size-asian="10pt" style:font-size-complex="10pt"/>
    </style:style>
    <style:style style:name="P175" style:parent-style-name="TableContents" style:family="paragraph">
      <style:text-properties fo:font-size="10pt" style:font-size-asian="10pt" style:font-size-complex="10pt"/>
    </style:style>
    <style:style style:name="P176" style:parent-style-name="TableContents" style:family="paragraph">
      <style:text-properties fo:font-size="10pt" style:font-size-asian="10pt" style:font-size-complex="10pt"/>
    </style:style>
    <style:style style:name="P177" style:parent-style-name="TableContents" style:family="paragraph">
      <style:text-properties fo:font-size="10pt" style:font-size-asian="10pt" style:font-size-complex="10pt"/>
    </style:style>
    <style:style style:name="P178" style:parent-style-name="TableContents" style:family="paragraph">
      <style:text-properties fo:font-size="10pt" style:font-size-asian="10pt" style:font-size-complex="10pt"/>
    </style:style>
    <style:style style:name="P179" style:parent-style-name="TableContents" style:family="paragraph">
      <style:text-properties fo:font-size="10pt" style:font-size-asian="10pt" style:font-size-complex="10pt"/>
    </style:style>
    <style:style style:name="TableColumn181" style:family="table-column">
      <style:table-column-properties style:column-width="0.8715in" style:use-optimal-column-width="false"/>
    </style:style>
    <style:style style:name="TableColumn182" style:family="table-column">
      <style:table-column-properties style:column-width="6.0534in" style:use-optimal-column-width="false"/>
    </style:style>
    <style:style style:name="Table180" style:family="table">
      <style:table-properties style:width="6.925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margin-left="0.0277in">
        <style:tab-stops/>
      </style:paragraph-properties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0pt" style:font-size-asian="10pt" style:font-size-complex="10pt"/>
    </style:style>
    <style:style style:name="P194" style:parent-style-name="TableContents" style:family="paragraph">
      <style:text-properties fo:font-size="10pt" style:font-size-asian="10pt" style:font-size-complex="10pt"/>
    </style:style>
    <style:style style:name="P195" style:parent-style-name="TableContents" style:family="paragraph">
      <style:text-properties fo:font-size="10pt" style:font-size-asian="10pt" style:font-size-complex="10pt"/>
    </style:style>
    <style:style style:name="P196" style:parent-style-name="TableContents" style:family="paragraph">
      <style:text-properties fo:font-size="10pt" style:font-size-asian="10pt" style:font-size-complex="10pt"/>
    </style:style>
    <style:style style:name="P197" style:parent-style-name="TableContents" style:family="paragraph">
      <style:text-properties fo:font-size="10pt" style:font-size-asian="10pt" style:font-size-complex="10pt"/>
    </style:style>
    <style:style style:name="P198" style:parent-style-name="TableContents" style:family="paragraph">
      <style:text-properties fo:font-size="10pt" style:font-size-asian="10pt" style:font-size-complex="10pt"/>
    </style:style>
    <style:style style:name="P199" style:parent-style-name="TableContents" style:family="paragraph">
      <style:text-properties fo:font-size="10pt" style:font-size-asian="10pt" style:font-size-complex="10pt"/>
    </style:style>
    <style:style style:name="P200" style:parent-style-name="TableContents" style:family="paragraph">
      <style:text-properties fo:font-size="10pt" style:font-size-asian="10pt" style:font-size-complex="10pt"/>
    </style:style>
    <style:style style:name="P201" style:parent-style-name="TableContents" style:family="paragraph">
      <style:text-properties fo:font-size="10pt" style:font-size-asian="10pt" style:font-size-complex="10pt"/>
    </style:style>
    <style:style style:name="P202" style:parent-style-name="TableContents" style:family="paragraph">
      <style:text-properties fo:font-size="10pt" style:font-size-asian="10pt" style:font-size-complex="10pt"/>
    </style:style>
    <style:style style:name="P203" style:parent-style-name="TableContents" style:family="paragraph">
      <style:text-properties fo:font-size="10pt" style:font-size-asian="10pt" style:font-size-complex="10pt"/>
    </style:style>
    <style:style style:name="P204" style:parent-style-name="TableContents" style:family="paragraph">
      <style:text-properties fo:font-size="10pt" style:font-size-asian="10pt" style:font-size-complex="10pt"/>
    </style:style>
    <style:style style:name="P205" style:parent-style-name="TableContents" style:family="paragraph">
      <style:text-properties fo:font-size="10pt" style:font-size-asian="10pt" style:font-size-complex="10pt"/>
    </style:style>
    <style:style style:name="P206" style:parent-style-name="TableContents" style:family="paragraph">
      <style:text-properties fo:font-size="10pt" style:font-size-asian="10pt" style:font-size-complex="10pt"/>
    </style:style>
    <style:style style:name="P207" style:parent-style-name="TableContents" style:family="paragraph">
      <style:text-properties fo:font-size="10pt" style:font-size-asian="10pt" style:font-size-complex="10pt"/>
    </style:style>
    <style:style style:name="P208" style:parent-style-name="TableContents" style:family="paragraph">
      <style:text-properties fo:font-size="10pt" style:font-size-asian="10pt" style:font-size-complex="10pt"/>
    </style:style>
    <style:style style:name="P209" style:parent-style-name="TableContents" style:family="paragraph">
      <style:text-properties fo:font-size="10pt" style:font-size-asian="10pt" style:font-size-complex="10pt"/>
    </style:style>
    <style:style style:name="P210" style:parent-style-name="TableContents" style:family="paragraph">
      <style:text-properties fo:font-size="10pt" style:font-size-asian="10pt" style:font-size-complex="10pt"/>
    </style:style>
    <style:style style:name="P211" style:parent-style-name="TableContents" style:family="paragraph">
      <style:text-properties fo:font-size="10pt" style:font-size-asian="10pt" style:font-size-complex="10pt"/>
    </style:style>
    <style:style style:name="P212" style:parent-style-name="TableContents" style:family="paragraph">
      <style:text-properties fo:font-size="10pt" style:font-size-asian="10pt" style:font-size-complex="10pt"/>
    </style:style>
    <style:style style:name="P213" style:parent-style-name="TableContents" style:family="paragraph">
      <style:text-properties fo:font-size="10pt" style:font-size-asian="10pt" style:font-size-complex="10pt"/>
    </style:style>
    <style:style style:name="P214" style:parent-style-name="TableContents" style:family="paragraph">
      <style:text-properties fo:font-size="10pt" style:font-size-asian="10pt" style:font-size-complex="10pt"/>
    </style:style>
    <style:style style:name="P215" style:parent-style-name="TableContents" style:family="paragraph">
      <style:text-properties fo:font-size="10pt" style:font-size-asian="10pt" style:font-size-complex="10pt"/>
    </style:style>
    <style:style style:name="P216" style:parent-style-name="TableContents" style:family="paragraph">
      <style:text-properties fo:font-size="10pt" style:font-size-asian="10pt" style:font-size-complex="10pt"/>
    </style:style>
    <style:style style:name="P217" style:parent-style-name="TableContents" style:family="paragraph">
      <style:text-properties fo:font-size="10pt" style:font-size-asian="10pt" style:font-size-complex="10pt"/>
    </style:style>
    <style:style style:name="P218" style:parent-style-name="TableContents" style:family="paragraph">
      <style:text-properties fo:font-size="10pt" style:font-size-asian="10pt" style:font-size-complex="10pt"/>
    </style:style>
    <style:style style:name="P219" style:parent-style-name="TableContents" style:family="paragraph">
      <style:text-properties fo:font-size="10pt" style:font-size-asian="10pt" style:font-size-complex="10pt"/>
    </style:style>
    <style:style style:name="P220" style:parent-style-name="TableContents" style:family="paragraph">
      <style:text-properties fo:font-size="10pt" style:font-size-asian="10pt" style:font-size-complex="10pt"/>
    </style:style>
    <style:style style:name="P221" style:parent-style-name="TableContents" style:family="paragraph">
      <style:text-properties fo:font-size="10pt" style:font-size-asian="10pt" style:font-size-complex="10pt"/>
    </style:style>
    <style:style style:name="P222" style:parent-style-name="TableContents" style:family="paragraph">
      <style:text-properties fo:font-size="10pt" style:font-size-asian="10pt" style:font-size-complex="10pt"/>
    </style:style>
    <style:style style:name="P223" style:parent-style-name="TableContents" style:family="paragraph">
      <style:text-properties fo:font-size="10pt" style:font-size-asian="10pt" style:font-size-complex="10pt"/>
    </style:style>
    <style:style style:name="P224" style:parent-style-name="TableContents" style:family="paragraph">
      <style:text-properties fo:font-size="10pt" style:font-size-asian="10pt" style:font-size-complex="10pt"/>
    </style:style>
    <style:style style:name="P225" style:parent-style-name="TableContents" style:family="paragraph">
      <style:text-properties fo:font-size="10pt" style:font-size-asian="10pt" style:font-size-complex="10pt"/>
    </style:style>
    <style:style style:name="P226" style:parent-style-name="TableContents" style:family="paragraph">
      <style:text-properties fo:font-size="10pt" style:font-size-asian="10pt" style:font-size-complex="10pt"/>
    </style:style>
    <style:style style:name="P227" style:parent-style-name="TableContents" style:family="paragraph">
      <style:text-properties fo:font-size="10pt" style:font-size-asian="10pt" style:font-size-complex="10pt"/>
    </style:style>
    <style:style style:name="TableColumn229" style:family="table-column">
      <style:table-column-properties style:column-width="0.8715in" style:use-optimal-column-width="false"/>
    </style:style>
    <style:style style:name="TableColumn230" style:family="table-column">
      <style:table-column-properties style:column-width="6.0534in" style:use-optimal-column-width="false"/>
    </style:style>
    <style:style style:name="Table228" style:family="table">
      <style:table-properties style:width="6.925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0pt" style:font-size-asian="10pt" style:font-size-complex="10pt"/>
    </style:style>
    <style:style style:name="P241" style:parent-style-name="TableContents" style:family="paragraph">
      <style:text-properties fo:font-size="10pt" style:font-size-asian="10pt" style:font-size-complex="10pt"/>
    </style:style>
    <style:style style:name="P242" style:parent-style-name="TableContents" style:family="paragraph">
      <style:text-properties fo:font-size="10pt" style:font-size-asian="10pt" style:font-size-complex="10pt"/>
    </style:style>
    <style:style style:name="P243" style:parent-style-name="TableContents" style:family="paragraph">
      <style:text-properties fo:font-size="10pt" style:font-size-asian="10pt" style:font-size-complex="10pt"/>
    </style:style>
    <style:style style:name="P244" style:parent-style-name="TableContents" style:family="paragraph">
      <style:text-properties fo:font-size="10pt" style:font-size-asian="10pt" style:font-size-complex="10pt"/>
    </style:style>
    <style:style style:name="P245" style:parent-style-name="TableContents" style:family="paragraph">
      <style:text-properties fo:font-size="10pt" style:font-size-asian="10pt" style:font-size-complex="10pt"/>
    </style:style>
    <style:style style:name="P246" style:parent-style-name="TableContents" style:family="paragraph">
      <style:text-properties fo:font-size="10pt" style:font-size-asian="10pt" style:font-size-complex="10pt"/>
    </style:style>
    <style:style style:name="P247" style:parent-style-name="TableContents" style:family="paragraph">
      <style:text-properties fo:font-size="10pt" style:font-size-asian="10pt" style:font-size-complex="10pt"/>
    </style:style>
    <style:style style:name="P248" style:parent-style-name="TableContents" style:family="paragraph">
      <style:text-properties fo:font-size="10pt" style:font-size-asian="10pt" style:font-size-complex="10pt"/>
    </style:style>
    <style:style style:name="P249" style:parent-style-name="TableContents" style:family="paragraph">
      <style:text-properties fo:font-size="10pt" style:font-size-asian="10pt" style:font-size-complex="10pt"/>
    </style:style>
    <style:style style:name="P250" style:parent-style-name="TableContents" style:family="paragraph">
      <style:text-properties fo:font-size="10pt" style:font-size-asian="10pt" style:font-size-complex="10pt"/>
    </style:style>
    <style:style style:name="P251" style:parent-style-name="TableContents" style:family="paragraph">
      <style:text-properties fo:font-size="10pt" style:font-size-asian="10pt" style:font-size-complex="10pt"/>
    </style:style>
    <style:style style:name="P252" style:parent-style-name="TableContents" style:family="paragraph">
      <style:text-properties fo:font-size="10pt" style:font-size-asian="10pt" style:font-size-complex="10pt"/>
    </style:style>
    <style:style style:name="P253" style:parent-style-name="TableContents" style:family="paragraph">
      <style:text-properties fo:font-size="10pt" style:font-size-asian="10pt" style:font-size-complex="10pt"/>
    </style:style>
    <style:style style:name="P254" style:parent-style-name="TableContents" style:family="paragraph">
      <style:text-properties fo:font-size="10pt" style:font-size-asian="10pt" style:font-size-complex="10pt"/>
    </style:style>
    <style:style style:name="P255" style:parent-style-name="TableContents" style:family="paragraph">
      <style:text-properties fo:font-size="10pt" style:font-size-asian="10pt" style:font-size-complex="10pt"/>
    </style:style>
    <style:style style:name="P256" style:parent-style-name="TableContents" style:family="paragraph">
      <style:text-properties fo:font-size="10pt" style:font-size-asian="10pt" style:font-size-complex="10pt"/>
    </style:style>
    <style:style style:name="P257" style:parent-style-name="TableContents" style:family="paragraph">
      <style:text-properties fo:font-size="10pt" style:font-size-asian="10pt" style:font-size-complex="10pt"/>
    </style:style>
    <style:style style:name="P258" style:parent-style-name="TableContents" style:family="paragraph">
      <style:text-properties fo:font-size="10pt" style:font-size-asian="10pt" style:font-size-complex="10pt"/>
    </style:style>
    <style:style style:name="P259" style:parent-style-name="TableContents" style:family="paragraph">
      <style:text-properties fo:font-size="10pt" style:font-size-asian="10pt" style:font-size-complex="10pt"/>
    </style:style>
    <style:style style:name="P260" style:parent-style-name="TableContents" style:family="paragraph">
      <style:text-properties fo:font-size="10pt" style:font-size-asian="10pt" style:font-size-complex="10pt"/>
    </style:style>
    <style:style style:name="P261" style:parent-style-name="TableContents" style:family="paragraph">
      <style:text-properties fo:font-size="10pt" style:font-size-asian="10pt" style:font-size-complex="10pt"/>
    </style:style>
    <style:style style:name="P262" style:parent-style-name="TableContents" style:family="paragraph">
      <style:text-properties fo:font-size="10pt" style:font-size-asian="10pt" style:font-size-complex="10pt"/>
    </style:style>
    <style:style style:name="P263" style:parent-style-name="TableContents" style:family="paragraph">
      <style:text-properties fo:font-size="10pt" style:font-size-asian="10pt" style:font-size-complex="10pt"/>
    </style:style>
    <style:style style:name="P264" style:parent-style-name="TableContents" style:family="paragraph">
      <style:text-properties fo:font-size="10pt" style:font-size-asian="10pt" style:font-size-complex="10pt"/>
    </style:style>
    <style:style style:name="P265" style:parent-style-name="TableContents" style:family="paragraph">
      <style:text-properties fo:font-size="10pt" style:font-size-asian="10pt" style:font-size-complex="10pt"/>
    </style:style>
    <style:style style:name="P266" style:parent-style-name="TableContents" style:family="paragraph">
      <style:text-properties fo:font-size="10pt" style:font-size-asian="10pt" style:font-size-complex="10pt"/>
    </style:style>
    <style:style style:name="P267" style:parent-style-name="TableContents" style:family="paragraph">
      <style:text-properties fo:font-size="10pt" style:font-size-asian="10pt" style:font-size-complex="10pt"/>
    </style:style>
    <style:style style:name="P268" style:parent-style-name="TableContents" style:family="paragraph">
      <style:text-properties fo:font-size="10pt" style:font-size-asian="10pt" style:font-size-complex="10pt"/>
    </style:style>
    <style:style style:name="P269" style:parent-style-name="TableContents" style:family="paragraph">
      <style:text-properties fo:font-size="10pt" style:font-size-asian="10pt" style:font-size-complex="10pt"/>
    </style:style>
    <style:style style:name="P270" style:parent-style-name="TableContents" style:family="paragraph">
      <style:text-properties fo:font-size="10pt" style:font-size-asian="10pt" style:font-size-complex="10pt"/>
    </style:style>
    <style:style style:name="P271" style:parent-style-name="TableContents" style:family="paragraph">
      <style:text-properties fo:font-size="10pt" style:font-size-asian="10pt" style:font-size-complex="10pt"/>
    </style:style>
    <style:style style:name="TableColumn273" style:family="table-column">
      <style:table-column-properties style:column-width="0.8715in" style:use-optimal-column-width="false"/>
    </style:style>
    <style:style style:name="TableColumn274" style:family="table-column">
      <style:table-column-properties style:column-width="6.0534in" style:use-optimal-column-width="false"/>
    </style:style>
    <style:style style:name="Table272" style:family="table">
      <style:table-properties style:width="6.925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281" style:parent-style-name="NormalWeb" style:family="paragraph">
      <style:paragraph-properties fo:margin-top="0in" fo:margin-bottom="0in"/>
    </style:style>
    <style:style style:name="T282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283" style:parent-style-name="NormalWeb" style:family="paragraph">
      <style:paragraph-properties fo:margin-top="0in" fo:margin-bottom="0in"/>
    </style:style>
    <style:style style:name="T284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285" style:parent-style-name="NormalWeb" style:family="paragraph">
      <style:paragraph-properties fo:margin-top="0in" fo:margin-bottom="0in"/>
    </style:style>
    <style:style style:name="T286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287" style:parent-style-name="NormalWeb" style:family="paragraph">
      <style:paragraph-properties fo:margin-top="0in" fo:margin-bottom="0in"/>
    </style:style>
    <style:style style:name="T288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Column293" style:family="table-column">
      <style:table-column-properties style:column-width="0.8715in" style:use-optimal-column-width="false"/>
    </style:style>
    <style:style style:name="TableColumn294" style:family="table-column">
      <style:table-column-properties style:column-width="6.0534in" style:use-optimal-column-width="false"/>
    </style:style>
    <style:style style:name="Table292" style:family="table">
      <style:table-properties style:width="6.925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301" style:parent-style-name="NormalWeb" style:family="paragraph">
      <style:paragraph-properties fo:margin-top="0in" fo:margin-bottom="0in"/>
    </style:style>
    <style:style style:name="T302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303" style:parent-style-name="NormalWeb" style:family="paragraph">
      <style:paragraph-properties fo:margin-top="0in" fo:margin-bottom="0in"/>
    </style:style>
    <style:style style:name="T304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305" style:parent-style-name="NormalWeb" style:family="paragraph">
      <style:paragraph-properties fo:margin-top="0in" fo:margin-bottom="0in"/>
    </style:style>
    <style:style style:name="T306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307" style:parent-style-name="NormalWeb" style:family="paragraph">
      <style:paragraph-properties fo:margin-top="0in" fo:margin-bottom="0in"/>
    </style:style>
    <style:style style:name="T308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Column313" style:family="table-column">
      <style:table-column-properties style:column-width="0.8715in" style:use-optimal-column-width="false"/>
    </style:style>
    <style:style style:name="TableColumn314" style:family="table-column">
      <style:table-column-properties style:column-width="6.0534in" style:use-optimal-column-width="false"/>
    </style:style>
    <style:style style:name="Table312" style:family="table">
      <style:table-properties style:width="6.925in" fo:margin-left="0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321" style:parent-style-name="NormalWeb" style:family="paragraph">
      <style:paragraph-properties fo:margin-top="0in" fo:margin-bottom="0in"/>
    </style:style>
    <style:style style:name="T322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323" style:parent-style-name="NormalWeb" style:family="paragraph">
      <style:paragraph-properties fo:margin-top="0in" fo:margin-bottom="0in"/>
    </style:style>
    <style:style style:name="T324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325" style:parent-style-name="NormalWeb" style:family="paragraph">
      <style:paragraph-properties fo:margin-top="0in" fo:margin-bottom="0in"/>
    </style:style>
    <style:style style:name="T326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327" style:parent-style-name="NormalWeb" style:family="paragraph">
      <style:paragraph-properties fo:margin-top="0in" fo:margin-bottom="0in"/>
    </style:style>
    <style:style style:name="T328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329" style:parent-style-name="NormalWeb" style:family="paragraph">
      <style:paragraph-properties fo:margin-top="0in" fo:margin-bottom="0in"/>
    </style:style>
    <style:style style:name="T330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P331" style:parent-style-name="NormalWeb" style:family="paragraph">
      <style:paragraph-properties fo:margin-top="0in" fo:margin-bottom="0in"/>
    </style:style>
    <style:style style:name="T332" style:parent-style-name="DefaultParagraphFont" style:family="text">
      <style:text-properties style:font-name="Calibri" fo:color="#000000" style:letter-kerning="true" fo:font-size="10pt" style:font-size-asian="10pt" style:font-size-complex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family="graphic" style:name="a123">
      <style:graphic-properties draw:fill="none" draw:stroke="dash" draw:stroke-dash="a121" svg:stroke-width="0.02778in" svg:stroke-color="#4472c4" draw:marker-end="a122" svg:stroke-opacity="100%" draw:stroke-linejoin="miter" svg:stroke-linecap="butt"/>
    </style:style>
    <style:style style:family="graphic" style:name="a87">
      <style:graphic-properties draw:fill="none" draw:stroke="solid" svg:stroke-width="0.02083in" svg:stroke-color="#000000" draw:marker-end="a86" svg:stroke-opacity="100%" draw:stroke-linejoin="miter" svg:stroke-linecap="butt"/>
    </style:style>
    <style:style style:family="graphic" style:name="a50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125">
      <style:graphic-properties draw:fill="none" draw:stroke="dash" draw:stroke-dash="a124" svg:stroke-width="0.02778in" svg:stroke-color="#ff0000" svg:stroke-opacity="100%" draw:stroke-linejoin="miter" svg:stroke-linecap="butt"/>
    </style:style>
    <style:style style:family="graphic" style:name="a88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51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2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53">
      <style:graphic-properties draw:fill="none" draw:stroke="solid" svg:stroke-width="0.02083in" svg:stroke-color="#000000" draw:marker-end="a52" svg:stroke-opacity="100%" draw:stroke-linejoin="miter" svg:stroke-linecap="butt"/>
    </style:style>
    <style:style style:family="graphic" style:name="a55">
      <style:graphic-properties draw:fill="none" draw:stroke="solid" svg:stroke-width="0.02083in" svg:stroke-color="#000000" draw:marker-end="a54" svg:stroke-opacity="100%" draw:stroke-linejoin="miter" svg:stroke-linecap="butt"/>
    </style:style>
    <style:style style:family="graphic" style:name="a56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5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59">
      <style:graphic-properties draw:fill="none" draw:stroke="solid" svg:stroke-width="0.02083in" svg:stroke-color="#000000" draw:marker-end="a58" svg:stroke-opacity="100%" draw:stroke-linejoin="miter" svg:stroke-linecap="butt"/>
    </style:style>
    <style:style style:family="graphic" style:name="a21">
      <style:graphic-properties draw:fill="none" draw:stroke="solid" svg:stroke-width="0.02083in" svg:stroke-color="#000000" draw:marker-end="a20" svg:stroke-opacity="100%" draw:stroke-linejoin="miter" svg:stroke-linecap="butt"/>
    </style:style>
    <style:style style:family="graphic" style:name="a23">
      <style:graphic-properties draw:fill="none" draw:stroke="solid" svg:stroke-width="0.02083in" svg:stroke-color="#000000" draw:marker-end="a22" svg:stroke-opacity="100%" draw:stroke-linejoin="miter" svg:stroke-linecap="butt"/>
    </style:style>
    <style:style style:family="graphic" style:name="a24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27">
      <style:graphic-properties draw:fill="none" draw:stroke="solid" svg:stroke-width="0.02083in" svg:stroke-color="#000000" draw:marker-start="a25" draw:marker-end="a26" svg:stroke-opacity="100%" draw:stroke-linejoin="miter" svg:stroke-linecap="butt"/>
    </style:style>
    <style:style style:family="graphic" style:name="a91">
      <style:graphic-properties draw:fill="none" draw:stroke="solid" svg:stroke-width="0.02083in" svg:stroke-color="#000000" draw:marker-end="a90" svg:stroke-opacity="100%" draw:stroke-linejoin="miter" svg:stroke-linecap="butt"/>
    </style:style>
    <style:style style:family="graphic" style:name="a93">
      <style:graphic-properties draw:fill="none" draw:stroke="solid" svg:stroke-width="0.02083in" svg:stroke-color="#000000" draw:marker-end="a92" svg:stroke-opacity="100%" draw:stroke-linejoin="miter" svg:stroke-linecap="butt"/>
    </style:style>
    <style:style style:family="graphic" style:name="a94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9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97">
      <style:graphic-properties draw:fill="none" draw:stroke="solid" svg:stroke-width="0.02083in" svg:stroke-color="#000000" draw:marker-end="a96" svg:stroke-opacity="100%" draw:stroke-linejoin="miter" svg:stroke-linecap="butt"/>
    </style:style>
    <style:style style:family="graphic" style:name="a99">
      <style:graphic-properties draw:fill="none" draw:stroke="solid" svg:stroke-width="0.02083in" svg:stroke-color="#000000" draw:marker-end="a98" svg:stroke-opacity="100%" draw:stroke-linejoin="miter" svg:stroke-linecap="butt"/>
    </style:style>
    <style:style style:family="graphic" style:name="a61">
      <style:graphic-properties draw:fill="none" draw:stroke="solid" svg:stroke-width="0.02083in" svg:stroke-color="#000000" draw:marker-end="a60" svg:stroke-opacity="100%" draw:stroke-linejoin="miter" svg:stroke-linecap="butt"/>
    </style:style>
    <style:style style:family="graphic" style:name="a62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100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0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65">
      <style:graphic-properties draw:fill="none" draw:stroke="solid" svg:stroke-width="0.02083in" svg:stroke-color="#000000" draw:marker-start="a63" draw:marker-end="a64" svg:stroke-opacity="100%" draw:stroke-linejoin="miter" svg:stroke-linecap="butt"/>
    </style:style>
    <style:style style:family="graphic" style:name="a1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03">
      <style:graphic-properties draw:fill="none" draw:stroke="solid" svg:stroke-width="0.02083in" svg:stroke-color="#000000" draw:marker-start="a101" draw:marker-end="a102" svg:stroke-opacity="100%" draw:stroke-linejoin="miter" svg:stroke-linecap="butt"/>
    </style:style>
    <style:style style:family="graphic" style:name="a3">
      <style:graphic-properties draw:fill="none" draw:stroke="solid" svg:stroke-width="0.02083in" svg:stroke-color="#000000" draw:marker-end="a2" svg:stroke-opacity="100%" draw:stroke-linejoin="miter" svg:stroke-linecap="butt"/>
    </style:style>
    <style:style style:family="graphic" style:name="a30">
      <style:graphic-properties draw:fill="none" draw:stroke="solid" svg:stroke-width="0.02083in" svg:stroke-color="#000000" draw:marker-start="a28" draw:marker-end="a29" svg:stroke-opacity="100%" draw:stroke-linejoin="miter" svg:stroke-linecap="butt"/>
    </style:style>
    <style:style style:family="graphic" style:name="a68">
      <style:graphic-properties draw:fill="none" draw:stroke="solid" svg:stroke-width="0.02083in" svg:stroke-color="#000000" draw:marker-start="a66" draw:marker-end="a67" svg:stroke-opacity="100%" draw:stroke-linejoin="miter" svg:stroke-linecap="butt"/>
    </style:style>
    <style:style style:family="graphic" style:name="a31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draw:fill="none" draw:stroke="solid" svg:stroke-width="0.02083in" svg:stroke-color="#000000" draw:marker-end="a4" svg:stroke-opacity="100%" draw:stroke-linejoin="miter" svg:stroke-linecap="butt"/>
    </style:style>
    <style:style style:family="graphic" style:name="a69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6">
      <style:graphic-properties draw:fill="none" draw:stroke="solid" svg:stroke-width="0.02083in" svg:stroke-color="#000000" draw:marker-start="a104" draw:marker-end="a105" svg:stroke-opacity="100%" draw:stroke-linejoin="miter" svg:stroke-linecap="butt"/>
    </style:style>
    <style:style style:family="graphic" style:name="a32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107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08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4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">
      <style:graphic-properties draw:fill="none" draw:stroke="solid" svg:stroke-width="0.02083in" svg:stroke-color="#000000" draw:marker-end="a8" svg:stroke-opacity="100%" draw:stroke-linejoin="miter" svg:stroke-linecap="butt"/>
    </style:style>
    <style:style style:family="graphic" style:name="a36">
      <style:graphic-properties draw:fill="none" draw:stroke="dash" draw:stroke-dash="a35" svg:stroke-width="0.02778in" svg:stroke-color="#ff0000" svg:stroke-opacity="100%" draw:stroke-linejoin="miter" svg:stroke-linecap="butt"/>
    </style:style>
    <style:style style:family="graphic" style:name="a3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8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3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70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1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0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4">
      <style:graphic-properties draw:fill="none" draw:stroke="dash" draw:stroke-dash="a73" svg:stroke-width="0.02778in" svg:stroke-color="#ff0000" svg:stroke-opacity="100%" draw:stroke-linejoin="miter" svg:stroke-linecap="butt"/>
    </style:style>
    <style:style style:family="graphic" style:name="a111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2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6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7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14">
      <style:graphic-properties draw:fill="none" draw:stroke="dash" draw:stroke-dash="a113" svg:stroke-width="0.02778in" svg:stroke-color="#4472c4" svg:stroke-opacity="100%" draw:stroke-linejoin="miter" svg:stroke-linecap="butt"/>
    </style:style>
    <style:style style:family="graphic" style:name="a79">
      <style:graphic-properties draw:fill="none" draw:stroke="solid" svg:stroke-width="0.02083in" svg:stroke-color="#000000" draw:marker-end="a78" svg:stroke-opacity="100%" draw:stroke-linejoin="miter" svg:stroke-linecap="butt"/>
    </style:style>
    <style:style style:family="graphic" style:name="a41">
      <style:graphic-properties draw:fill="none" draw:stroke="solid" svg:stroke-width="0.02083in" svg:stroke-color="#000000" draw:marker-end="a40" svg:stroke-opacity="100%" draw:stroke-linejoin="miter" svg:stroke-linecap="butt"/>
    </style:style>
    <style:style style:family="graphic" style:name="a117">
      <style:graphic-properties draw:fill="none" draw:stroke="dash" draw:stroke-dash="a115" svg:stroke-width="0.02778in" svg:stroke-color="#4472c4" draw:marker-end="a116" svg:stroke-opacity="100%" draw:stroke-linejoin="miter" svg:stroke-linecap="butt"/>
    </style:style>
    <style:style style:family="graphic" style:name="a43">
      <style:graphic-properties draw:fill="none" draw:stroke="solid" svg:stroke-width="0.02083in" svg:stroke-color="#000000" draw:marker-end="a42" svg:stroke-opacity="100%" draw:stroke-linejoin="miter" svg:stroke-linecap="butt"/>
    </style:style>
    <style:style style:family="graphic" style:name="a44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4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47">
      <style:graphic-properties draw:fill="none" draw:stroke="solid" svg:stroke-width="0.02083in" svg:stroke-color="#000000" draw:marker-end="a46" svg:stroke-opacity="100%" draw:stroke-linejoin="miter" svg:stroke-linecap="butt"/>
    </style:style>
    <style:style style:family="graphic" style:name="a11">
      <style:graphic-properties draw:fill="none" draw:stroke="solid" svg:stroke-width="0.02083in" svg:stroke-color="#000000" draw:marker-end="a10" svg:stroke-opacity="100%" draw:stroke-linejoin="miter" svg:stroke-linecap="butt"/>
    </style:style>
    <style:style style:family="graphic" style:name="a49">
      <style:graphic-properties draw:fill="none" draw:stroke="solid" svg:stroke-width="0.02083in" svg:stroke-color="#000000" draw:marker-end="a48" svg:stroke-opacity="100%" draw:stroke-linejoin="miter" svg:stroke-linecap="butt"/>
    </style:style>
    <style:style style:family="graphic" style:name="a12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1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5">
      <style:graphic-properties draw:fill="none" draw:stroke="solid" svg:stroke-width="0.02083in" svg:stroke-color="#000000" draw:marker-end="a14" svg:stroke-opacity="100%" draw:stroke-linejoin="miter" svg:stroke-linecap="butt"/>
    </style:style>
    <style:style style:family="graphic" style:name="a17">
      <style:graphic-properties draw:fill="none" draw:stroke="solid" svg:stroke-width="0.02083in" svg:stroke-color="#000000" draw:marker-end="a16" svg:stroke-opacity="100%" draw:stroke-linejoin="miter" svg:stroke-linecap="butt"/>
    </style:style>
    <style:style style:family="graphic" style:name="a18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1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81">
      <style:graphic-properties draw:fill="none" draw:stroke="solid" svg:stroke-width="0.02083in" svg:stroke-color="#000000" draw:marker-end="a80" svg:stroke-opacity="100%" draw:stroke-linejoin="miter" svg:stroke-linecap="butt"/>
    </style:style>
    <style:style style:family="graphic" style:name="a82">
      <style:graphic-properties draw:fill="solid" draw:fill-color="#ffffff" draw:opacity="100%" draw:stroke="solid" svg:stroke-width="0.01389in" svg:stroke-color="#2f528f" svg:stroke-opacity="100%" draw:stroke-linejoin="miter" svg:stroke-linecap="butt"/>
    </style:style>
    <style:style style:family="graphic" style:name="a8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20">
      <style:graphic-properties draw:fill="none" draw:stroke="dash" draw:stroke-dash="a118" svg:stroke-width="0.02778in" svg:stroke-color="#4472c4" draw:marker-end="a119" svg:stroke-opacity="100%" draw:stroke-linejoin="miter" svg:stroke-linecap="butt"/>
    </style:style>
    <style:style style:family="graphic" style:name="a85">
      <style:graphic-properties draw:fill="none" draw:stroke="solid" svg:stroke-width="0.02083in" svg:stroke-color="#000000" draw:marker-end="a84" svg:stroke-opacity="100%" draw:stroke-linejoin="miter" svg:stroke-linecap="butt"/>
    </style:style>
  </office:automatic-styles>
  <office:body>
    <office:text text:use-soft-page-breaks="true">
      <text:p text:style-name="P1">Lab: Linked Lists Manual</text:p>
      <text:h text:style-name="Heading1" text:outline-level="1">About</text:h>
      <text:p text:style-name="Textbody">For this lab, you will build a manual for yourself that you can refer to in the future for all the information you need to build a linked list. The idea<text:s/>is that if you understand how the functionality works you won’t have to memorize the code; you can derive that code from any time, in any language.</text:p>
      <text:p text:style-name="Textbody">For each function, you should<text:s/><text:span text:style-name="T7">describe</text:span><text:s/>how it works (in English or pseudocode),<text:s/><text:span text:style-name="T8">sketch</text:span><text:s/>a representation of what occurs, and copy the Linked List<text:s/><text:span text:style-name="T9">code</text:span><text:s/>that we work on during class. With each of these, you will have a “manual” to refer back to any time.Add functions</text:p>
      <text:h text:style-name="Heading3" text:outline-level="3">void PushFront( const T&amp; newData )</text:h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Heading4" text:outline-level="4">Steps</text:h>
          </table:table-cell>
          <table:table-cell table:style-name="TableCell15">
            <text:list text:style-name="LFO1" text:continue-numbering="true">
              <text:list-item>
                <text:p text:style-name="P16">Create a new Node, set the ptrNext and ptrPrev to nullptr<text:s/>and then set the item data to newData.</text:p>
              </text:list-item>
            </text:list>
            <text:p text:style-name="P17"/>
            <text:list text:style-name="LFO1" text:continue-numbering="true">
              <text:list-item>
                <text:p text:style-name="P18">If the Linkedlist is empty, and set the m_ptrFirst and m_ptrLast to the newNode<text:s/></text:p>
              </text:list-item>
            </text:list>
            <text:p text:style-name="P19"/>
            <text:list text:style-name="LFO1" text:continue-numbering="true">
              <text:list-item>
                <text:p text:style-name="P20">If the linked list is NOT empty;<text:s/></text:p>
              </text:list-item>
            </text:list>
            <text:p text:style-name="P21"><text:tab/>m_ptrFirst-&gt;ptrPrev = newNode</text:p>
            <text:p text:style-name="P22"><text:tab/>newNode-&gt;ptrNext = m_ptrFirst</text:p>
            <text:p text:style-name="TableContents"><text:span text:style-name="T23"><text:tab/>m_ptrFirst = newNode</text:span></text:p>
            <text:p text:style-name="P24"/>
            <text:list text:style-name="LFO1" text:continue-numbering="true">
              <text:list-item>
                <text:p text:style-name="P25">Increment the<text:s/>m_itemCount by 1.</text:p>
              </text:list-item>
            </text:list>
          </table:table-cell>
        </table:table-row>
        <table:table-row table:style-name="TableRow26">
          <table:table-cell table:style-name="TableCell27">
            <text:h text:style-name="Heading4" text:outline-level="4">Drawing</text:h>
          </table:table-cell>
          <table:table-cell table:style-name="TableCell28">
            <text:p text:style-name="TableContents">See Annex 1.</text:p>
          </table:table-cell>
        </table:table-row>
        <table:table-row table:style-name="TableRow29">
          <table:table-cell table:style-name="TableCell30">
            <text:h text:style-name="Heading4" text:outline-level="4">Code</text:h>
          </table:table-cell>
          <table:table-cell table:style-name="TableCell31">
            <text:p text:style-name="P32">template &lt;typename T&gt;</text:p>
            <text:p text:style-name="P33">void List&lt;T&gt;::PushFront(const T&amp; newData) noexcept</text:p>
            <text:p text:style-name="P34">{</text:p>
            <text:p text:style-name="P35"><text:tab/>// Allocating memory</text:p>
            <text:p text:style-name="P36"><text:tab/>Node&lt;T&gt;* newNode = new Node&lt;T&gt;;</text:p>
            <text:p text:style-name="P37"><text:tab/>newNode-&gt;data = newData;</text:p>
            <text:p text:style-name="P38"/>
            <text:p text:style-name="P39"><text:tab/>// List is empty</text:p>
            <text:p text:style-name="P40"><text:tab/>if (m_ptrFirst == nullptr)</text:p>
            <text:p text:style-name="P41"><text:tab/>{</text:p>
            <text:p text:style-name="P42"><text:tab/><text:tab/>m_ptrFirst = newNode;</text:p>
            <text:p text:style-name="P43"><text:tab/><text:tab/>m_ptrLast = newNode;</text:p>
            <text:p text:style-name="P44"><text:tab/>}</text:p>
            <text:p text:style-name="P45"><text:tab/>// List has at least one item</text:p>
            <text:p text:style-name="P46"><text:tab/>else</text:p>
            <text:p text:style-name="P47"><text:tab/>{</text:p>
            <text:p text:style-name="P48"><text:tab/><text:tab/>m_ptrFirst-&gt;ptrPrev = newNode;</text:p>
            <text:p text:style-name="P49"><text:tab/><text:tab/>newNode-&gt;ptrNext = m_ptrFirst;</text:p>
            <text:p text:style-name="P50"><text:tab/><text:tab/>m_ptrFirst = newNode;</text:p>
            <text:p text:style-name="P51"><text:tab/>}</text:p>
            <text:p text:style-name="P52"/>
            <text:p text:style-name="P53"><text:tab/>m_itemCount++;</text:p>
            <text:p text:style-name="TableContents"><text:span text:style-name="T54">}</text:span></text:p>
          </table:table-cell>
        </table:table-row>
      </table:table>
      <text:p text:style-name="Textbody"/>
      <text:soft-page-break/>
      <text:h text:style-name="Heading3" text:outline-level="3">void PushBack( const T&amp; newData )</text:h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h text:style-name="Heading4" text:outline-level="4">Steps</text:h>
          </table:table-cell>
          <table:table-cell table:style-name="TableCell60">
            <text:list text:style-name="LFO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1">Create a new<text:s/>Node (set the item data and set the pointers to nullptr).</text:p>
                          </text:list-item>
                          <text:list-item>
                            <text:p text:style-name="P62">If the List is empty; set the first and last pointers to the new Node<text:s/></text:p>
                          </text:list-item>
                          <text:list-item>
                            <text:p text:style-name="P63">If the List is NOT empty; set the ptrNext of the actual last node to the new Node and set the ptrPrev of the new node to the<text:s/>last node and then set the ptrLast to the New Node.</text:p>
                          </text:list-item>
                          <text:list-item>
                            <text:p text:style-name="P64">Increment the itemCount by 1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65">
          <table:table-cell table:style-name="TableCell66">
            <text:h text:style-name="Heading4" text:outline-level="4">Drawing</text:h>
          </table:table-cell>
          <table:table-cell table:style-name="TableCell67">
            <text:p text:style-name="TableContents"/>
            <text:p text:style-name="TableContents"/>
            <text:p text:style-name="TableContents">See Annex 1.</text:p>
            <text:p text:style-name="TableContents"/>
          </table:table-cell>
        </table:table-row>
        <table:table-row table:style-name="TableRow68">
          <table:table-cell table:style-name="TableCell69">
            <text:h text:style-name="Heading4" text:outline-level="4">Code</text:h>
          </table:table-cell>
          <table:table-cell table:style-name="TableCell70">
            <text:p text:style-name="TableContents">template &lt;typename T&gt;</text:p>
            <text:p text:style-name="TableContents">void List&lt;T&gt;::PushBack(const T&amp; newData) noexcept</text:p>
            <text:p text:style-name="TableContents">{</text:p>
            <text:p text:style-name="TableContents"><text:tab/>// Allocating memory</text:p>
            <text:p text:style-name="TableContents"><text:tab/>Node&lt;T&gt;* newNode = new Node&lt;T&gt;;</text:p>
            <text:p text:style-name="TableContents"><text:tab/>newNode-&gt;data<text:s/>= newData;</text:p>
            <text:p text:style-name="TableContents"/>
            <text:p text:style-name="TableContents"><text:tab/>// Place the node in the list:</text:p>
            <text:p text:style-name="TableContents"><text:tab/>// List is empty</text:p>
            <text:p text:style-name="TableContents"><text:tab/>if (m_ptrLast == nullptr)</text:p>
            <text:p text:style-name="TableContents"><text:tab/>{</text:p>
            <text:p text:style-name="TableContents"><text:tab/><text:tab/>// Point the first &amp; last ptrs to the new node</text:p>
            <text:p text:style-name="TableContents"><text:tab/><text:tab/>m_ptrFirst = newNode;</text:p>
            <text:p text:style-name="TableContents"><text:tab/><text:tab/>m_ptrLast = newNode;</text:p>
            <text:p text:style-name="TableContents"><text:tab/>}</text:p>
            <text:p text:style-name="TableContents"/>
            <text:p text:style-name="TableContents"><text:tab/>// List has at least one item</text:p>
            <text:p text:style-name="TableContents"><text:tab/>else</text:p>
            <text:p text:style-name="TableContents"><text:tab/>{</text:p>
            <text:p text:style-name="TableContents"><text:tab/><text:tab/>// Point the last<text:s/>node's ptrNext to the new node</text:p>
            <text:p text:style-name="TableContents"><text:tab/><text:tab/>m_ptrLast-&gt;ptrNext = newNode;</text:p>
            <text:p text:style-name="TableContents"><text:tab/><text:tab/>newNode-&gt;ptrPrev = m_ptrLast;</text:p>
            <text:p text:style-name="TableContents"><text:tab/><text:tab/>m_ptrLast = newNode;</text:p>
            <text:p text:style-name="TableContents"><text:tab/>}</text:p>
            <text:p text:style-name="TableContents"/>
            <text:p text:style-name="TableContents"><text:tab/>// Increment item count:</text:p>
            <text:p text:style-name="TableContents"><text:tab/>m_itemCount++;</text:p>
            <text:p text:style-name="TableContents">}</text:p>
          </table:table-cell>
        </table:table-row>
      </table:table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soft-page-break/>
      <text:h text:style-name="Heading3" text:outline-level="3">void Insert( const T&amp; newData, int atIndex )</text:h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h text:style-name="Heading4" text:outline-level="4">Steps</text:h>
          </table:table-cell>
          <table:table-cell table:style-name="TableCell76">
            <text:list text:style-name="LFO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7">Invalid index check and throw<text:s/>exception.</text:p>
                                      </text:list-item>
                                      <text:list-item>
                                        <text:p text:style-name="P78">If the insertion is to the first element (atIndex == 0) then PushFront(NewData) and skip to 5</text:p>
                                      </text:list-item>
                                      <text:list-item>
                                        <text:p text:style-name="P79">If the insertion is to the last of list (atIndex == m_itemCount) then<text:s/><text:tab/><text:tab/><text:tab/><text:tab/><text:tab/>PushBack(NewData) and skip to 5</text:p>
                                      </text:list-item>
                                      <text:list-item>
                                        <text:p text:style-name="P80">If the insertion is somewhere in the middle;<text:s/></text:p>
                                        <text:list text:continue-numbering="true">
                                          <text:list-item>
                                            <text:p text:style-name="P81">Call the method GetAtIndex(index-1) assign it to PtrBefore,<text:s/></text:p>
                                          </text:list-item>
                                          <text:list-item>
                                            <text:p text:style-name="P82">Call the method GetAtIndex(index) assign it to PtrAfter,<text:s/></text:p>
                                          </text:list-item>
                                          <text:list-item>
                                            <text:p text:style-name="P83">Create a new Node and (set the item data and set the pointers to nullptr).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4">NewNode-&gt;ptrPrev = ptrBefore</text:p>
            <text:p text:style-name="P85">ptrBefore-&gt;ptrNext = NewNode</text:p>
            <text:p text:style-name="P86"><text:tab/><text:tab/><text:tab/><text:tab/>NewNode-&gt;ptrNext = ptrAfter</text:p>
            <text:p text:style-name="P87"><text:tab/><text:tab/><text:tab/><text:tab/>ptrAfter-&gt;ptrPrev = New Node;</text:p>
            <text:list text:style-name="LFO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88">Increment the itemCount by 1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89">
          <table:table-cell table:style-name="TableCell90">
            <text:h text:style-name="Heading4" text:outline-level="4">Drawing</text:h>
          </table:table-cell>
          <table:table-cell table:style-name="TableCell91">
            <text:p text:style-name="TableContents">See Annex 1.</text:p>
          </table:table-cell>
        </table:table-row>
        <table:table-row table:style-name="TableRow92">
          <table:table-cell table:style-name="TableCell93">
            <text:h text:style-name="P94" text:outline-level="4">Code</text:h>
          </table:table-cell>
          <table:table-cell table:style-name="TableCell95">
            <text:p text:style-name="P96">template &lt;typename T&gt;</text:p>
            <text:p text:style-name="P97">void List&lt;T&gt;::Insert(const T&amp; newData, int atIndex)</text:p>
            <text:p text:style-name="P98">{</text:p>
            <text:p text:style-name="P99"><text:tab/>// Invalid index</text:p>
            <text:p text:style-name="P100"><text:tab/>if (atIndex &lt; 0 || atIndex &gt;<text:s/>m_itemCount)</text:p>
            <text:p text:style-name="P101"><text:tab/>{</text:p>
            <text:p text:style-name="P102"><text:tab/><text:tab/>throw out_of_range("Invalid index");</text:p>
            <text:p text:style-name="P103"><text:tab/>}</text:p>
            <text:p text:style-name="P104"><text:tab/>else if (atIndex == 0)</text:p>
            <text:p text:style-name="P105"><text:tab/>{</text:p>
            <text:p text:style-name="P106"><text:tab/><text:tab/>PushFront(newData);</text:p>
            <text:p text:style-name="P107"><text:tab/>}</text:p>
            <text:p text:style-name="P108"><text:tab/>else if (atIndex == m_itemCount)</text:p>
            <text:p text:style-name="P109"><text:tab/>{</text:p>
            <text:p text:style-name="P110"><text:tab/><text:tab/>PushBack(newData);</text:p>
            <text:p text:style-name="P111"><text:tab/>}</text:p>
            <text:p text:style-name="P112"><text:tab/>else</text:p>
            <text:p text:style-name="P113"><text:tab/>{</text:p>
            <text:p text:style-name="P114"><text:tab/><text:tab/>// Get the item that will go before and after</text:p>
            <text:p text:style-name="P115"><text:tab/><text:tab/>Node&lt;T&gt;* ptrBefore = GetAtIndex(atIndex - 1);</text:p>
            <text:p text:style-name="P116"><text:tab/><text:tab/>Node&lt;T&gt;* ptrAfter = GetAtIndex(atIndex);</text:p>
            <text:p text:style-name="P117"/>
            <text:p text:style-name="P118"><text:tab/><text:tab/>// Create our new node</text:p>
            <text:p text:style-name="P119"><text:tab/><text:tab/>Node&lt;T&gt;* newNode = new Node&lt;T&gt;;</text:p>
            <text:p text:style-name="P120"><text:tab/><text:tab/>newNode-&gt;data = newData;</text:p>
            <text:p text:style-name="P121"/>
            <text:p text:style-name="P122"><text:tab/><text:tab/>// Update pointers between prev item and new item</text:p>
            <text:p text:style-name="P123"><text:tab/><text:tab/>ptrBefore-&gt;ptrNext = newNode;</text:p>
            <text:p text:style-name="P124"><text:tab/><text:tab/>newNode-&gt;ptrPrev =<text:s/>ptrBefore;</text:p>
            <text:p text:style-name="P125"/>
            <text:p text:style-name="P126"><text:tab/><text:tab/>ptrAfter-&gt;ptrPrev = newNode;</text:p>
            <text:p text:style-name="P127"><text:tab/><text:tab/>newNode-&gt;ptrNext = ptrAfter;</text:p>
            <text:p text:style-name="P128"><text:tab/>}</text:p>
            <text:p text:style-name="P129"><text:tab/>m_itemCount++;</text:p>
            <text:p text:style-name="P130">}</text:p>
          </table:table-cell>
        </table:table-row>
      </table:table>
      <text:p text:style-name="Textbody"/>
      <text:soft-page-break/>
      <text:h text:style-name="Heading2" text:outline-level="2">Remove functions</text:h>
      <text:h text:style-name="Heading3" text:outline-level="3">void PopFront()</text:h>
      <table:table table:style-name="Table131">
        <table:table-columns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h text:style-name="Heading4" text:outline-level="4">Steps</text:h>
            <text:p text:style-name="Textbody"/>
          </table:table-cell>
          <table:table-cell table:style-name="TableCell136">
            <text:p text:style-name="TableContents">1. <text:s/>If the list is empty, ignore.</text:p>
            <text:p text:style-name="TableContents">2. <text:s/>If the list has only one element;<text:s/></text:p>
            <text:p text:style-name="TableContents"><text:tab/>delete m_ptrFirst<text:tab/></text:p>
            <text:p text:style-name="TableContents"><text:tab/>m_ptrFirst = m_ptrLast =<text:s/>nullptr</text:p>
            <text:p text:style-name="TableContents">3. <text:s/>If there is more than one element in the list;</text:p>
            <text:p text:style-name="TableContents"><text:tab/>define ptrSecond and set it to m_ptrFirst-&gt;ptrNext<text:tab/></text:p>
            <text:p text:style-name="TableContents"><text:tab/>delete m_ptrFirst</text:p>
            <text:p text:style-name="TableContents"><text:tab/>m_ptrFirst = PtrSecond</text:p>
            <text:p text:style-name="TableContents"><text:tab/>m_ptrFirst-&gt;ptrPrev = nullptr</text:p>
            <text:p text:style-name="P137">4.<text:tab/>itemCount --;</text:p>
            <text:p text:style-name="P138"><text:s/></text:p>
          </table:table-cell>
        </table:table-row>
        <table:table-row table:style-name="TableRow139">
          <table:table-cell table:style-name="TableCell140">
            <text:h text:style-name="Heading4" text:outline-level="4">Drawing</text:h>
          </table:table-cell>
          <table:table-cell table:style-name="TableCell141">
            <text:p text:style-name="TableContents">See Annex 1.</text:p>
          </table:table-cell>
        </table:table-row>
        <table:table-row table:style-name="TableRow142">
          <table:table-cell table:style-name="TableCell143">
            <text:h text:style-name="Heading4" text:outline-level="4">Code</text:h>
          </table:table-cell>
          <table:table-cell table:style-name="TableCell144">
            <text:p text:style-name="P145">template &lt;typename T&gt;</text:p>
            <text:p text:style-name="P146">void List&lt;T&gt;::PopFront() noexcept</text:p>
            <text:p text:style-name="P147">{</text:p>
            <text:p text:style-name="P148"><text:tab/>if (m_ptrFirst == nullptr)</text:p>
            <text:p text:style-name="P149"><text:tab/>{</text:p>
            <text:p text:style-name="P150"><text:tab/><text:tab/>// List is empty; ignore</text:p>
            <text:p text:style-name="P151"><text:tab/><text:tab/>return;</text:p>
            <text:p text:style-name="P152"><text:tab/>}</text:p>
            <text:p text:style-name="P153"/>
            <text:p text:style-name="P154"><text:tab/>// there is only one item in the list</text:p>
            <text:p text:style-name="P155"><text:tab/>else if (m_ptrFirst == m_ptrLast)</text:p>
            <text:p text:style-name="P156"><text:tab/>{</text:p>
            <text:p text:style-name="P157"><text:tab/><text:tab/>delete m_ptrFirst;</text:p>
            <text:p text:style-name="P158"><text:tab/><text:tab/>m_ptrFirst = nullptr;</text:p>
            <text:p text:style-name="P159"><text:tab/><text:tab/>m_ptrLast = nullptr;</text:p>
            <text:p text:style-name="P160"><text:tab/>}</text:p>
            <text:p text:style-name="P161"/>
            <text:p text:style-name="P162"><text:tab/>// there is more than one item in the list</text:p>
            <text:p text:style-name="P163"><text:tab/>else</text:p>
            <text:p text:style-name="P164"><text:tab/>{</text:p>
            <text:p text:style-name="P165"><text:tab/><text:tab/>// Locate the second item</text:p>
            <text:p text:style-name="P166"><text:tab/><text:tab/>Node&lt;T&gt;* ptrSecond = m_ptrFirst-&gt;ptrNext;</text:p>
            <text:p text:style-name="P167"/>
            <text:p text:style-name="P168"><text:tab/><text:tab/>// Free the memory for the first item</text:p>
            <text:p text:style-name="P169"><text:tab/><text:tab/>delete m_ptrFirst;</text:p>
            <text:p text:style-name="P170"/>
            <text:p text:style-name="P171"><text:tab/><text:tab/>// Set the new first item</text:p>
            <text:p text:style-name="P172"><text:tab/><text:tab/>m_ptrFirst = ptrSecond;</text:p>
            <text:p text:style-name="P173"/>
            <text:p text:style-name="P174"><text:tab/><text:tab/>// Make sure first item's ptrPrev points to nullptr</text:p>
            <text:p text:style-name="P175"><text:tab/><text:tab/>m_ptrFirst-&gt;ptrPrev = nullptr;</text:p>
            <text:p text:style-name="P176"><text:tab/>}</text:p>
            <text:p text:style-name="P177"/>
            <text:p text:style-name="P178"><text:tab/>m_itemCount--;</text:p>
            <text:p text:style-name="P179">}</text:p>
          </table:table-cell>
        </table:table-row>
      </table:table>
      <text:p text:style-name="Textbody"/>
      <text:soft-page-break/>
      <text:h text:style-name="Heading3" text:outline-level="3">void PopBack()</text:h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h text:style-name="Heading4" text:outline-level="4">Steps</text:h>
          </table:table-cell>
          <table:table-cell table:style-name="TableCell185">
            <text:p text:style-name="TableContents">1. <text:s/>If the list is empty, ignore.</text:p>
            <text:p text:style-name="TableContents">2. <text:s/>If the list has only one element;<text:s/></text:p>
            <text:p text:style-name="TableContents"><text:tab/>delete m_ptrLast<text:tab/></text:p>
            <text:p text:style-name="TableContents"><text:tab/>m_ptrFirst = m_ptrLast = nullptr</text:p>
            <text:p text:style-name="TableContents">3. <text:s/>If<text:s/>there is more than one element in the list;</text:p>
            <text:p text:style-name="TableContents"><text:tab/>define ptrSecondtoLast and set it to ptrLast-&gt;ptrPrev<text:tab/></text:p>
            <text:p text:style-name="TableContents"><text:tab/>delete m_ptrLast</text:p>
            <text:p text:style-name="TableContents"><text:tab/>m_ptrLast = PtrSecondtoLast</text:p>
            <text:p text:style-name="TableContents"><text:tab/>m_ptrLast-&gt; ptrNext = nullptr</text:p>
            <text:p text:style-name="P186">4.<text:tab/>itemCount --;</text:p>
            <text:p text:style-name="TableContents"/>
          </table:table-cell>
        </table:table-row>
        <table:table-row table:style-name="TableRow187">
          <table:table-cell table:style-name="TableCell188">
            <text:h text:style-name="Heading4" text:outline-level="4">Drawing</text:h>
          </table:table-cell>
          <table:table-cell table:style-name="TableCell189">
            <text:p text:style-name="TableContents">See Annex 1.</text:p>
          </table:table-cell>
        </table:table-row>
        <table:table-row table:style-name="TableRow190">
          <table:table-cell table:style-name="TableCell191">
            <text:h text:style-name="Heading4" text:outline-level="4">Code</text:h>
          </table:table-cell>
          <table:table-cell table:style-name="TableCell192">
            <text:p text:style-name="P193">template &lt;typename T&gt;</text:p>
            <text:p text:style-name="P194">void<text:s/>List&lt;T&gt;::PopBack() noexcept</text:p>
            <text:p text:style-name="P195">{</text:p>
            <text:p text:style-name="P196"><text:tab/>if (m_ptrFirst == nullptr)</text:p>
            <text:p text:style-name="P197"><text:tab/>{</text:p>
            <text:p text:style-name="P198"><text:tab/><text:tab/>// List is empty; ignore</text:p>
            <text:p text:style-name="P199"><text:tab/><text:tab/>return;</text:p>
            <text:p text:style-name="P200"><text:tab/>}</text:p>
            <text:p text:style-name="P201"/>
            <text:p text:style-name="P202"><text:tab/>// there is only one item in the list</text:p>
            <text:p text:style-name="P203"><text:tab/>else if (m_ptrFirst == m_ptrLast)</text:p>
            <text:p text:style-name="P204"><text:tab/>{</text:p>
            <text:p text:style-name="P205"><text:tab/><text:tab/>delete m_ptrFirst;</text:p>
            <text:p text:style-name="P206"><text:tab/><text:tab/>m_ptrFirst = nullptr;</text:p>
            <text:p text:style-name="P207"><text:tab/><text:tab/>m_ptrLast = nullptr;</text:p>
            <text:p text:style-name="P208"><text:tab/>}</text:p>
            <text:p text:style-name="P209"/>
            <text:p text:style-name="P210"><text:tab/>// there is more than one item in the list</text:p>
            <text:p text:style-name="P211"><text:tab/>else</text:p>
            <text:p text:style-name="P212"><text:tab/>{</text:p>
            <text:p text:style-name="P213"><text:tab/><text:tab/>// Locate the second-to-last item</text:p>
            <text:p text:style-name="P214"><text:tab/><text:tab/>Node&lt;T&gt;* ptrSecondToLast = m_ptrLast-&gt;ptrPrev;</text:p>
            <text:p text:style-name="P215"/>
            <text:p text:style-name="P216"><text:tab/><text:tab/>// Free the memory for the last item</text:p>
            <text:p text:style-name="P217"><text:tab/><text:tab/>delete m_ptrLast;</text:p>
            <text:p text:style-name="P218"/>
            <text:p text:style-name="P219"><text:tab/><text:tab/>// Set the new last item</text:p>
            <text:p text:style-name="P220"><text:tab/><text:tab/>m_ptrLast = ptrSecondToLast;</text:p>
            <text:p text:style-name="P221"/>
            <text:p text:style-name="P222"><text:tab/><text:tab/>// Set the last item's ptrNext to nullptr</text:p>
            <text:p text:style-name="P223"><text:tab/><text:tab/>m_ptrLast-&gt;ptrNext = nullptr;</text:p>
            <text:p text:style-name="P224"><text:tab/>}</text:p>
            <text:p text:style-name="P225"/>
            <text:p text:style-name="P226"><text:tab/>m_itemCount--;</text:p>
            <text:p text:style-name="P227">}</text:p>
          </table:table-cell>
        </table:table-row>
      </table:table>
      <text:p text:style-name="Textbody"/>
      <text:soft-page-break/>
      <text:h text:style-name="Heading3" text:outline-level="3">void Remove( int atIndex )</text:h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h text:style-name="Heading4" text:outline-level="4">Steps</text:h>
          </table:table-cell>
          <table:table-cell table:style-name="TableCell233">
            <text:p text:style-name="TableContents">1. Index validation check and throw exception</text:p>
            <text:p text:style-name="TableContents">2. If atIndex = 0 then PopFront() and skip to 5</text:p>
            <text:p text:style-name="TableContents">3. Else if atIndex = itemCount<text:s/>then PopBack() and skip to 5</text:p>
            <text:p text:style-name="TableContents">4. else atIndex is somewhere middle in the List; define the followings</text:p>
            <text:p text:style-name="TableContents"><text:tab/><text:tab/>* ptrBefore = GetAtIndex(atIndex - 1)</text:p>
            <text:p text:style-name="TableContents"><text:tab/><text:tab/>* ptrDeleteMe = GetAtIndex(atIndex)</text:p>
            <text:p text:style-name="TableContents"><text:tab/><text:tab/>* ptrAfter = GetAtIndex(atIndex + 1)</text:p>
            <text:p text:style-name="TableContents"/>
            <text:p text:style-name="TableContents"><text:tab/>delete ptrDeleteMe</text:p>
            <text:p text:style-name="TableContents"><text:tab/>ptrAfter-&gt;ptrPrev<text:s/>= ptrBefore</text:p>
            <text:p text:style-name="TableContents"><text:tab/>ptrBefore-&gt;ptrNext = ptrAfter</text:p>
            <text:p text:style-name="TableContents"/>
            <text:p text:style-name="TableContents">5. itemCount --</text:p>
          </table:table-cell>
        </table:table-row>
        <table:table-row table:style-name="TableRow234">
          <table:table-cell table:style-name="TableCell235">
            <text:h text:style-name="Heading4" text:outline-level="4">Drawing</text:h>
          </table:table-cell>
          <table:table-cell table:style-name="TableCell236">
            <text:p text:style-name="TableContents">See Annex 1</text:p>
          </table:table-cell>
        </table:table-row>
        <table:table-row table:style-name="TableRow237">
          <table:table-cell table:style-name="TableCell238">
            <text:h text:style-name="Heading4" text:outline-level="4">Code</text:h>
          </table:table-cell>
          <table:table-cell table:style-name="TableCell239">
            <text:p text:style-name="P240">template &lt;typename T&gt;</text:p>
            <text:p text:style-name="P241">void List&lt;T&gt;::Remove(int atIndex)</text:p>
            <text:p text:style-name="P242">{</text:p>
            <text:p text:style-name="P243"><text:tab/>if (atIndex &lt; 0 || atIndex &gt; m_itemCount)</text:p>
            <text:p text:style-name="P244"><text:tab/>{</text:p>
            <text:p text:style-name="P245"><text:tab/><text:tab/>throw out_of_range("Invalid index");</text:p>
            <text:p text:style-name="P246"><text:tab/>}</text:p>
            <text:p text:style-name="P247"/>
            <text:p text:style-name="P248"><text:tab/>else if (atIndex<text:s/>== 0)</text:p>
            <text:p text:style-name="P249"><text:tab/>{</text:p>
            <text:p text:style-name="P250"><text:tab/><text:tab/>PopFront();</text:p>
            <text:p text:style-name="P251"><text:tab/>}</text:p>
            <text:p text:style-name="P252"/>
            <text:p text:style-name="P253"><text:tab/>else if (atIndex == m_itemCount)</text:p>
            <text:p text:style-name="P254"><text:tab/>{</text:p>
            <text:p text:style-name="P255"><text:tab/><text:tab/>PopBack();</text:p>
            <text:p text:style-name="P256"><text:tab/>}</text:p>
            <text:p text:style-name="P257"/>
            <text:p text:style-name="P258"><text:tab/>else</text:p>
            <text:p text:style-name="P259"><text:tab/>{</text:p>
            <text:p text:style-name="P260"><text:tab/><text:tab/>Node&lt;T&gt;* ptrBefore = GetAtIndex(atIndex - 1);</text:p>
            <text:p text:style-name="P261"><text:tab/><text:tab/>Node&lt;T&gt;* ptrDeleteMe = GetAtIndex(atIndex);</text:p>
            <text:p text:style-name="P262"><text:tab/><text:tab/>Node&lt;T&gt;* ptrAfter = GetAtIndex(atIndex + 1);</text:p>
            <text:p text:style-name="P263"/>
            <text:p text:style-name="P264"><text:tab/><text:tab/>delete ptrDeleteMe;</text:p>
            <text:p text:style-name="P265"/>
            <text:p text:style-name="P266"><text:tab/><text:tab/>ptrBefore-&gt;ptrNext = ptrAfter;</text:p>
            <text:p text:style-name="P267"><text:tab/><text:tab/>ptrAfter-&gt;ptrPrev = ptrBefore;</text:p>
            <text:p text:style-name="P268"/>
            <text:p text:style-name="P269"><text:tab/><text:tab/>m_itemCount--;</text:p>
            <text:p text:style-name="P270"><text:tab/>}</text:p>
            <text:p text:style-name="P271">}</text:p>
          </table:table-cell>
        </table:table-row>
      </table:table>
      <text:p text:style-name="Textbody"/>
      <text:p text:style-name="Textbody"/>
      <text:soft-page-break/>
      <text:h text:style-name="Heading2" text:outline-level="2">Access functions</text:h>
      <text:h text:style-name="Heading3" text:outline-level="3">T&amp; GetFront()</text:h>
      <table:table table:style-name="Table272">
        <table:table-columns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h text:style-name="Heading4" text:outline-level="4">Steps</text:h>
          </table:table-cell>
          <table:table-cell table:style-name="TableCell277">
            <text:p text:style-name="TableContents">1. If the list is empty, either throw exception or ignore</text:p>
            <text:p text:style-name="TableContents">2 <text:s/>Else return m_ptrFirst-&gt;data</text:p>
          </table:table-cell>
        </table:table-row>
        <table:table-row table:style-name="TableRow278">
          <table:table-cell table:style-name="TableCell279">
            <text:h text:style-name="Heading4" text:outline-level="4">Drawing</text:h>
          </table:table-cell>
          <table:table-cell table:style-name="TableCell280">
            <text:p text:style-name="TableContents"/>
            <text:p text:style-name="TableContents"/>
            <text:p text:style-name="TableContents"><draw:g draw:z-index="251658240" draw:name="Group 50" draw:id="id33" draw:style-name="a37" text:anchor-type="paragraph"><svg:title/><svg:desc/><draw:g draw:name="Group 2" draw:id="id31"><svg:title/><svg:desc/><draw:g draw:name="Group 4" draw:id="id5"><svg:title/><svg:desc/><draw:g draw:name="Group 30" draw:id="id2"><svg:title/><svg:desc/><draw:custom-shape svg:x="0.96513in" svg:y="1.30759in" svg:width="0.74227in" svg:height="0.24356in" draw:id="id0" draw:style-name="a0" draw:name="Rectangle 33"><svg:title/><svg:desc/><draw:enhanced-geometry draw:type="non-primitive" svg:viewBox="0 0 21600 21600" draw:enhanced-path="M 0 0 L 21600 0 21600 21600 0 21600 Z N"/></draw:custom-shape><draw:custom-shape svg:x="1.24058in" svg:y="1.30759in" svg:width="0.19137in" svg:height="0.24356in" draw:id="id1" draw:style-name="a1" draw:name="Rectangle 34"><svg:title/><svg:desc/><draw:enhanced-geometry draw:type="non-primitive" svg:viewBox="0 0 21600 21600" draw:enhanced-path="M 0 0 L 21600 0 21600 21600 0 21600 Z N"/></draw:custom-shape></draw:g><draw:connector draw:type="line" svg:x1="1.7074in" svg:y1="1.35977in" svg:x2="1.92486in" svg:y2="1.35977in" draw:id="id3" draw:style-name="a3" draw:name="Straight Arrow Connector 31"><svg:title/><svg:desc/></draw:connector><draw:connector draw:type="line" svg:x1="0.96513in" svg:y1="1.48156in" svg:x2="0.74187in" svg:y2="1.48156in" draw:id="id4" draw:style-name="a5" draw:name="Straight Arrow Connector 32"><svg:title/><svg:desc/></draw:connector></draw:g><draw:g draw:name="Group 5" draw:id="id11"><svg:title/><svg:desc/><draw:g draw:name="Group 25" draw:id="id8"><svg:title/><svg:desc/><draw:custom-shape svg:x="1.92407in" svg:y="1.29598in" svg:width="0.74227in" svg:height="0.27255in" draw:id="id6" draw:style-name="a6" draw:name="Rectangle 28"><svg:title/><svg:desc/><draw:enhanced-geometry draw:type="non-primitive" svg:viewBox="0 0 21600 21600" draw:enhanced-path="M 0 0 L 21600 0 21600 21600 0 21600 Z N"/></draw:custom-shape><draw:custom-shape svg:x="2.19952in" svg:y="1.29598in" svg:width="0.19137in" svg:height="0.27255in" draw:id="id7" draw:style-name="a7" draw:name="Rectangle 29"><svg:title/><svg:desc/><draw:enhanced-geometry draw:type="non-primitive" svg:viewBox="0 0 21600 21600" draw:enhanced-path="M 0 0 L 21600 0 21600 21600 0 21600 Z N"/></draw:custom-shape></draw:g><draw:connector draw:type="line" svg:x1="2.66634in" svg:y1="1.35439in" svg:x2="2.8838in" svg:y2="1.35439in" draw:id="id9" draw:style-name="a9" draw:name="Straight Arrow Connector 26"><svg:title/><svg:desc/></draw:connector><draw:connector draw:type="line" svg:x1="1.92407in" svg:y1="1.49067in" svg:x2="1.70081in" svg:y2="1.49067in" draw:id="id10" draw:style-name="a11" draw:name="Straight Arrow Connector 27"><svg:title/><svg:desc/></draw:connector></draw:g><draw:g draw:name="Group 6" draw:id="id17"><svg:title/><svg:desc/><draw:g draw:name="Group 20" draw:id="id14"><svg:title/><svg:desc/><draw:custom-shape svg:x="2.89346in" svg:y="1.30275in" svg:width="0.74227in" svg:height="0.27255in" draw:id="id12" draw:style-name="a12" draw:name="Rectangle 23"><svg:title/><svg:desc/><draw:enhanced-geometry draw:type="non-primitive" svg:viewBox="0 0 21600 21600" draw:enhanced-path="M 0 0 L 21600 0 21600 21600 0 21600 Z N"/></draw:custom-shape><draw:custom-shape svg:x="3.16891in" svg:y="1.30275in" svg:width="0.19137in" svg:height="0.27255in" draw:id="id13" draw:style-name="a13" draw:name="Rectangle 24"><svg:title/><svg:desc/><draw:enhanced-geometry draw:type="non-primitive" svg:viewBox="0 0 21600 21600" draw:enhanced-path="M 0 0 L 21600 0 21600 21600 0 21600 Z N"/></draw:custom-shape></draw:g><draw:connector draw:type="line" svg:x1="3.63573in" svg:y1="1.36115in" svg:x2="3.85319in" svg:y2="1.36115in" draw:id="id15" draw:style-name="a15" draw:name="Straight Arrow Connector 21"><svg:title/><svg:desc/></draw:connector><draw:connector draw:type="line" svg:x1="2.89346in" svg:y1="1.49743in" svg:x2="2.6702in" svg:y2="1.49743in" draw:id="id16" draw:style-name="a17" draw:name="Straight Arrow Connector 22"><svg:title/><svg:desc/></draw:connector></draw:g><draw:g draw:name="Group 7" draw:id="id23"><svg:title/><svg:desc/><draw:g draw:name="Group 15" draw:id="id20"><svg:title/><svg:desc/><draw:custom-shape svg:x="3.88716in" svg:y="1.33271in" svg:width="0.74227in" svg:height="0.27255in" draw:id="id18" draw:style-name="a18" draw:name="Rectangle 18"><svg:title/><svg:desc/><draw:enhanced-geometry draw:type="non-primitive" svg:viewBox="0 0 21600 21600" draw:enhanced-path="M 0 0 L 21600 0 21600 21600 0 21600 Z N"/></draw:custom-shape><draw:custom-shape svg:x="4.16262in" svg:y="1.33271in" svg:width="0.19137in" svg:height="0.27255in" draw:id="id19" draw:style-name="a19" draw:name="Rectangle 19"><svg:title/><svg:desc/><draw:enhanced-geometry draw:type="non-primitive" svg:viewBox="0 0 21600 21600" draw:enhanced-path="M 0 0 L 21600 0 21600 21600 0 21600 Z N"/></draw:custom-shape></draw:g><draw:connector draw:type="line" svg:x1="4.62943in" svg:y1="1.39111in" svg:x2="4.8469in" svg:y2="1.39111in" draw:id="id21" draw:style-name="a21" draw:name="Straight Arrow Connector 16"><svg:title/><svg:desc/></draw:connector><draw:connector draw:type="line" svg:x1="3.88716in" svg:y1="1.52739in" svg:x2="3.66391in" svg:y2="1.52739in" draw:id="id22" draw:style-name="a23" draw:name="Straight Arrow Connector 17"><svg:title/><svg:desc/></draw:connector></draw:g><draw:custom-shape svg:x="2.19952in" svg:y="0.0956in" svg:width="1.5575in" svg:height="0.35374in" draw:id="id24" draw:style-name="a24" draw:name="Rectangle 8"><svg:title/><svg:desc/><draw:enhanced-geometry draw:type="non-primitive" svg:viewBox="0 0 21600 21600" draw:enhanced-path="M 0 0 L 21600 0 21600 21600 0 21600 Z N"/></draw:custom-shape><draw:connector draw:type="line" svg:x1="2.37222in" svg:y1="0.34473in" svg:x2="1.47592in" svg:y2="1.21604in" draw:id="id25" draw:style-name="a27" draw:name="Straight Arrow Connector 9"><svg:title/><svg:desc/></draw:connector><draw:connector draw:type="line" svg:x1="3.57194in" svg:y1="0.33673in" svg:x2="4.24129in" svg:y2="1.21604in" draw:id="id26" draw:style-name="a30" draw:name="Straight Arrow Connector 10"><svg:title/><svg:desc/></draw:connector><draw:frame draw:id="id27" draw:style-name="a31" draw:name="TextBox 13" svg:x="0.20601in" svg:y="1.33333in" svg:width="0.57778in" svg:height="0.26944in" style:rel-width="scale" style:rel-height="scale"><draw:text-box><text:p text:style-name="P281"><text:span text:style-name="T282">nullptr</text:span></text:p></draw:text-box><svg:title/><svg:desc/></draw:frame><draw:frame draw:id="id28" draw:style-name="a32" draw:name="TextBox 14" svg:x="4.81908in" svg:y="1.27993in" svg:width="0.57778in" svg:height="0.26944in" style:rel-width="scale" style:rel-height="scale"><draw:text-box><text:p text:style-name="P283"><text:span text:style-name="T284">nullptr</text:span></text:p></draw:text-box><svg:title/><svg:desc/></draw:frame><draw:frame draw:id="id29" draw:style-name="a33" draw:name="TextBox 15" svg:x="3.26856in" svg:y="0.10433in" svg:width="0.77431in" svg:height="0.26944in" style:rel-width="scale" style:rel-height="scale"><draw:text-box><text:p text:style-name="P285"><text:span text:style-name="T286">m_ptrLast</text:span></text:p></draw:text-box><svg:title/><svg:desc/></draw:frame><draw:frame draw:id="id30" draw:style-name="a34" draw:name="TextBox 16" svg:x="2.03747in" svg:y="0.11474in" svg:width="0.79306in" svg:height="0.26944in" style:rel-width="scale" style:rel-height="scale"><draw:text-box><text:p text:style-name="P287"><text:span text:style-name="T288">m_ptrFirst</text:span></text:p></draw:text-box><svg:title/><svg:desc/></draw:frame></draw:g><draw:custom-shape svg:x="0.78101in" svg:y="1.12029in" svg:width="1.18058in" svg:height="0.72252in" draw:id="id32" draw:style-name="a36" draw:name="Oval 3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  <table:table-row table:style-name="TableRow289">
          <table:table-cell table:style-name="TableCell290">
            <text:h text:style-name="Heading4" text:outline-level="4">Code</text:h>
          </table:table-cell>
          <table:table-cell table:style-name="TableCell291">
            <text:p text:style-name="TableContents">template &lt;typename T&gt;</text:p>
            <text:p text:style-name="TableContents">T&amp; List&lt;T&gt;::GetFront()</text:p>
            <text:p text:style-name="TableContents">{</text:p>
            <text:p text:style-name="TableContents"><text:tab/>if (m_ptrFirst == nullptr)</text:p>
            <text:p text:style-name="TableContents"><text:tab/>{</text:p>
            <text:p text:style-name="TableContents"><text:tab/><text:tab/>throw out_of_range("Can't GetFront() for empty list!");</text:p>
            <text:p text:style-name="TableContents"><text:tab/>}</text:p>
            <text:p text:style-name="TableContents"/>
            <text:p text:style-name="TableContents"><text:tab/>return m_ptrFirst-&gt;data;</text:p>
            <text:p text:style-name="TableContents">}</text:p>
          </table:table-cell>
        </table:table-row>
      </table:table>
      <text:p text:style-name="Textbody"/>
      <text:soft-page-break/>
      <text:h text:style-name="Heading3" text:outline-level="3">T&amp; GetBack()</text:h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h text:style-name="Heading4" text:outline-level="4">Steps</text:h>
          </table:table-cell>
          <table:table-cell table:style-name="TableCell297">
            <text:p text:style-name="TableContents">1. If the list is empty,<text:s/>either throw exception or ignore</text:p>
            <text:p text:style-name="TableContents">2 <text:s/>Else return m_ptrLast-&gt;data</text:p>
          </table:table-cell>
        </table:table-row>
        <table:table-row table:style-name="TableRow298">
          <table:table-cell table:style-name="TableCell299">
            <text:h text:style-name="Heading4" text:outline-level="4">Drawing</text:h>
          </table:table-cell>
          <table:table-cell table:style-name="TableCell300">
            <text:p text:style-name="TableContents"/>
            <text:p text:style-name="TableContents"/>
            <text:p text:style-name="TableContents"><draw:g draw:z-index="251660288" draw:name="Group 50" draw:id="id67" draw:style-name="a75" text:anchor-type="paragraph"><svg:title/><svg:desc/><draw:g draw:name="Group 35" draw:id="id65"><svg:title/><svg:desc/><draw:g draw:name="Group 36" draw:id="id39"><svg:title/><svg:desc/><draw:g draw:name="Group 37" draw:id="id36"><svg:title/><svg:desc/><draw:custom-shape svg:x="0.75923in" svg:y="1.21736in" svg:width="0.74227in" svg:height="0.24356in" draw:id="id34" draw:style-name="a38" draw:name="Rectangle 38"><svg:title/><svg:desc/><draw:enhanced-geometry draw:type="non-primitive" svg:viewBox="0 0 21600 21600" draw:enhanced-path="M 0 0 L 21600 0 21600 21600 0 21600 Z N"/></draw:custom-shape><draw:custom-shape svg:x="1.03469in" svg:y="1.21736in" svg:width="0.19137in" svg:height="0.24356in" draw:id="id35" draw:style-name="a39" draw:name="Rectangle 39"><svg:title/><svg:desc/><draw:enhanced-geometry draw:type="non-primitive" svg:viewBox="0 0 21600 21600" draw:enhanced-path="M 0 0 L 21600 0 21600 21600 0 21600 Z N"/></draw:custom-shape></draw:g><draw:connector draw:type="line" svg:x1="1.5015in" svg:y1="1.26955in" svg:x2="1.71897in" svg:y2="1.26955in" draw:id="id37" draw:style-name="a41" draw:name="Straight Arrow Connector 40"><svg:title/><svg:desc/></draw:connector><draw:connector draw:type="line" svg:x1="0.75923in" svg:y1="1.39133in" svg:x2="0.53598in" svg:y2="1.39133in" draw:id="id38" draw:style-name="a43" draw:name="Straight Arrow Connector 41"><svg:title/><svg:desc/></draw:connector></draw:g><draw:g draw:name="Group 42" draw:id="id45"><svg:title/><svg:desc/><draw:g draw:name="Group 43" draw:id="id42"><svg:title/><svg:desc/><draw:custom-shape svg:x="1.71818in" svg:y="1.20575in" svg:width="0.74227in" svg:height="0.27255in" draw:id="id40" draw:style-name="a44" draw:name="Rectangle 44"><svg:title/><svg:desc/><draw:enhanced-geometry draw:type="non-primitive" svg:viewBox="0 0 21600 21600" draw:enhanced-path="M 0 0 L 21600 0 21600 21600 0 21600 Z N"/></draw:custom-shape><draw:custom-shape svg:x="1.99363in" svg:y="1.20575in" svg:width="0.19137in" svg:height="0.27255in" draw:id="id41" draw:style-name="a45" draw:name="Rectangle 45"><svg:title/><svg:desc/><draw:enhanced-geometry draw:type="non-primitive" svg:viewBox="0 0 21600 21600" draw:enhanced-path="M 0 0 L 21600 0 21600 21600 0 21600 Z N"/></draw:custom-shape></draw:g><draw:connector draw:type="line" svg:x1="2.46045in" svg:y1="1.26416in" svg:x2="2.67791in" svg:y2="1.26416in" draw:id="id43" draw:style-name="a47" draw:name="Straight Arrow Connector 46"><svg:title/><svg:desc/></draw:connector><draw:connector draw:type="line" svg:x1="1.71818in" svg:y1="1.40044in" svg:x2="1.49492in" svg:y2="1.40044in" draw:id="id44" draw:style-name="a49" draw:name="Straight Arrow Connector 47"><svg:title/><svg:desc/></draw:connector></draw:g><draw:g draw:name="Group 48" draw:id="id51"><svg:title/><svg:desc/><draw:g draw:name="Group 49" draw:id="id48"><svg:title/><svg:desc/><draw:custom-shape svg:x="2.68757in" svg:y="1.21252in" svg:width="0.74227in" svg:height="0.27255in" draw:id="id46" draw:style-name="a50" draw:name="Rectangle 50"><svg:title/><svg:desc/><draw:enhanced-geometry draw:type="non-primitive" svg:viewBox="0 0 21600 21600" draw:enhanced-path="M 0 0 L 21600 0 21600 21600 0 21600 Z N"/></draw:custom-shape><draw:custom-shape svg:x="2.96302in" svg:y="1.21252in" svg:width="0.19137in" svg:height="0.27255in" draw:id="id47" draw:style-name="a51" draw:name="Rectangle 52"><svg:title/><svg:desc/><draw:enhanced-geometry draw:type="non-primitive" svg:viewBox="0 0 21600 21600" draw:enhanced-path="M 0 0 L 21600 0 21600 21600 0 21600 Z N"/></draw:custom-shape></draw:g><draw:connector draw:type="line" svg:x1="3.42984in" svg:y1="1.27092in" svg:x2="3.6473in" svg:y2="1.27092in" draw:id="id49" draw:style-name="a53" draw:name="Straight Arrow Connector 53"><svg:title/><svg:desc/></draw:connector><draw:connector draw:type="line" svg:x1="2.68757in" svg:y1="1.4072in" svg:x2="2.46431in" svg:y2="1.4072in" draw:id="id50" draw:style-name="a55" draw:name="Straight Arrow Connector 54"><svg:title/><svg:desc/></draw:connector></draw:g><draw:g draw:name="Group 55" draw:id="id57"><svg:title/><svg:desc/><draw:g draw:name="Group 56" draw:id="id54"><svg:title/><svg:desc/><draw:custom-shape svg:x="3.68127in" svg:y="1.24248in" svg:width="0.74227in" svg:height="0.27255in" draw:id="id52" draw:style-name="a56" draw:name="Rectangle 57"><svg:title/><svg:desc/><draw:enhanced-geometry draw:type="non-primitive" svg:viewBox="0 0 21600 21600" draw:enhanced-path="M 0 0 L 21600 0 21600 21600 0 21600 Z N"/></draw:custom-shape><draw:custom-shape svg:x="3.95672in" svg:y="1.24248in" svg:width="0.19137in" svg:height="0.27255in" draw:id="id53" draw:style-name="a57" draw:name="Rectangle 58"><svg:title/><svg:desc/><draw:enhanced-geometry draw:type="non-primitive" svg:viewBox="0 0 21600 21600" draw:enhanced-path="M 0 0 L 21600 0 21600 21600 0 21600 Z N"/></draw:custom-shape></draw:g><draw:connector draw:type="line" svg:x1="4.42354in" svg:y1="1.30088in" svg:x2="4.641in" svg:y2="1.30088in" draw:id="id55" draw:style-name="a59" draw:name="Straight Arrow Connector 59"><svg:title/><svg:desc/></draw:connector><draw:connector draw:type="line" svg:x1="3.68127in" svg:y1="1.43716in" svg:x2="3.45801in" svg:y2="1.43716in" draw:id="id56" draw:style-name="a61" draw:name="Straight Arrow Connector 60"><svg:title/><svg:desc/></draw:connector></draw:g><draw:custom-shape svg:x="1.99363in" svg:y="0.00537in" svg:width="1.5575in" svg:height="0.35374in" draw:id="id58" draw:style-name="a62" draw:name="Rectangle 61"><svg:title/><svg:desc/><draw:enhanced-geometry draw:type="non-primitive" svg:viewBox="0 0 21600 21600" draw:enhanced-path="M 0 0 L 21600 0 21600 21600 0 21600 Z N"/></draw:custom-shape><draw:connector draw:type="line" svg:x1="2.16633in" svg:y1="0.2545in" svg:x2="1.27002in" svg:y2="1.12581in" draw:id="id59" draw:style-name="a65" draw:name="Straight Arrow Connector 62"><svg:title/><svg:desc/></draw:connector><draw:connector draw:type="line" svg:x1="3.36604in" svg:y1="0.2465in" svg:x2="4.0354in" svg:y2="1.12581in" draw:id="id60" draw:style-name="a68" draw:name="Straight Arrow Connector 63"><svg:title/><svg:desc/></draw:connector><draw:frame draw:id="id61" draw:style-name="a69" draw:name="TextBox 13" svg:x="0.00012in" svg:y="1.2431in" svg:width="0.57778in" svg:height="0.26944in" style:rel-width="scale" style:rel-height="scale"><draw:text-box><text:p text:style-name="P301"><text:span text:style-name="T302">nullptr</text:span></text:p></draw:text-box><svg:title/><svg:desc/></draw:frame><draw:frame draw:id="id62" draw:style-name="a70" draw:name="TextBox 14" svg:x="4.61319in" svg:y="1.1897in" svg:width="0.57778in" svg:height="0.26944in" style:rel-width="scale" style:rel-height="scale"><draw:text-box><text:p text:style-name="P303"><text:span text:style-name="T304">nullptr</text:span></text:p></draw:text-box><svg:title/><svg:desc/></draw:frame><draw:frame draw:id="id63" draw:style-name="a71" draw:name="TextBox 15" svg:x="3.06266in" svg:y="0.0141in" svg:width="0.77431in" svg:height="0.26944in" style:rel-width="scale" style:rel-height="scale"><draw:text-box><text:p text:style-name="P305"><text:span text:style-name="T306">m_ptrLast</text:span></text:p></draw:text-box><svg:title/><svg:desc/></draw:frame><draw:frame draw:id="id64" draw:style-name="a72" draw:name="TextBox 16" svg:x="1.83157in" svg:y="0.02451in" svg:width="0.79306in" svg:height="0.26944in" style:rel-width="scale" style:rel-height="scale"><draw:text-box><text:p text:style-name="P307"><text:span text:style-name="T308">m_ptrFirst</text:span></text:p></draw:text-box><svg:title/><svg:desc/></draw:frame></draw:g><draw:custom-shape svg:x="3.46013in" svg:y="1.04163in" svg:width="1.18058in" svg:height="0.72252in" draw:id="id66" draw:style-name="a74" draw:name="Oval 6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  <table:table-row table:style-name="TableRow309">
          <table:table-cell table:style-name="TableCell310">
            <text:h text:style-name="Heading4" text:outline-level="4">Code</text:h>
          </table:table-cell>
          <table:table-cell table:style-name="TableCell311">
            <text:p text:style-name="TableContents">template &lt;typename T&gt;</text:p>
            <text:p text:style-name="TableContents">T&amp; List&lt;T&gt;::GetBack()</text:p>
            <text:p text:style-name="TableContents">{</text:p>
            <text:p text:style-name="TableContents"><text:tab/>if (m_ptrLast == nullptr)</text:p>
            <text:p text:style-name="TableContents"><text:tab/>{</text:p>
            <text:p text:style-name="TableContents"><text:tab/><text:tab/>throw out_of_range("Can't GetBack() for<text:s/>empty list!");</text:p>
            <text:p text:style-name="TableContents"><text:tab/>}</text:p>
            <text:p text:style-name="TableContents"/>
            <text:p text:style-name="TableContents"><text:tab/>return m_ptrLast-&gt;data;</text:p>
            <text:p text:style-name="TableContents">}</text:p>
          </table:table-cell>
        </table:table-row>
      </table:table>
      <text:p text:style-name="Textbody"/>
      <text:p text:style-name="Textbody"/>
      <text:soft-page-break/>
      <text:h text:style-name="Heading3" text:outline-level="3">T&amp; Get( const int index )</text:h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h text:style-name="Heading4" text:outline-level="4">Steps</text:h>
          </table:table-cell>
          <table:table-cell table:style-name="TableCell317">
            <text:p text:style-name="TableContents">1. Invalid index check and throw exception.</text:p>
            <text:p text:style-name="TableContents">2. Traverse the list and return the pointer at index <text:s/></text:p>
            <text:p text:style-name="TableContents"/>
          </table:table-cell>
        </table:table-row>
        <table:table-row table:style-name="TableRow318">
          <table:table-cell table:style-name="TableCell319">
            <text:h text:style-name="Heading4" text:outline-level="4">Drawing</text:h>
          </table:table-cell>
          <table:table-cell table:style-name="TableCell320">
            <text:p text:style-name="TableContents"/>
            <text:p text:style-name="TableContents"/>
            <text:p text:style-name="TableContents"/>
            <text:p text:style-name="TableContents"><draw:g draw:z-index="251665408" draw:name="Group 110" draw:id="id109" draw:style-name="a126" text:anchor-type="paragraph"><svg:title/><svg:desc/><draw:g draw:name="Group 65" draw:id="id107"><svg:title/><svg:desc/><draw:g draw:name="Group 70" draw:id="id99"><svg:title/><svg:desc/><draw:g draw:name="Group 71" draw:id="id73"><svg:title/><svg:desc/><draw:g draw:name="Group 72" draw:id="id70"><svg:title/><svg:desc/><draw:custom-shape svg:x="1.03204in" svg:y="1.26338in" svg:width="0.74227in" svg:height="0.24356in" draw:id="id68" draw:style-name="a76" draw:name="Rectangle 73"><svg:title/><svg:desc/><draw:enhanced-geometry draw:type="non-primitive" svg:viewBox="0 0 21600 21600" draw:enhanced-path="M 0 0 L 21600 0 21600 21600 0 21600 Z N"/></draw:custom-shape><draw:custom-shape svg:x="1.30749in" svg:y="1.26338in" svg:width="0.19137in" svg:height="0.24356in" draw:id="id69" draw:style-name="a77" draw:name="Rectangle 74"><svg:title/><svg:desc/><draw:enhanced-geometry draw:type="non-primitive" svg:viewBox="0 0 21600 21600" draw:enhanced-path="M 0 0 L 21600 0 21600 21600 0 21600 Z N"/></draw:custom-shape></draw:g><draw:connector draw:type="line" svg:x1="1.77431in" svg:y1="1.31557in" svg:x2="1.99177in" svg:y2="1.31557in" draw:id="id71" draw:style-name="a79" draw:name="Straight Arrow Connector 75"><svg:title/><svg:desc/></draw:connector><draw:connector draw:type="line" svg:x1="1.03204in" svg:y1="1.43735in" svg:x2="0.80878in" svg:y2="1.43735in" draw:id="id72" draw:style-name="a81" draw:name="Straight Arrow Connector 76"><svg:title/><svg:desc/></draw:connector></draw:g><draw:g draw:name="Group 77" draw:id="id79"><svg:title/><svg:desc/><draw:g draw:name="Group 78" draw:id="id76"><svg:title/><svg:desc/><draw:custom-shape svg:x="1.99099in" svg:y="1.25178in" svg:width="0.74227in" svg:height="0.27255in" draw:id="id74" draw:style-name="a82" draw:name="Rectangle 79"><svg:title/><svg:desc/><draw:enhanced-geometry draw:type="non-primitive" svg:viewBox="0 0 21600 21600" draw:enhanced-path="M 0 0 L 21600 0 21600 21600 0 21600 Z N"/></draw:custom-shape><draw:custom-shape svg:x="2.26644in" svg:y="1.25178in" svg:width="0.19137in" svg:height="0.27255in" draw:id="id75" draw:style-name="a83" draw:name="Rectangle 80"><svg:title/><svg:desc/><draw:enhanced-geometry draw:type="non-primitive" svg:viewBox="0 0 21600 21600" draw:enhanced-path="M 0 0 L 21600 0 21600 21600 0 21600 Z N"/></draw:custom-shape></draw:g><draw:connector draw:type="line" svg:x1="2.73325in" svg:y1="1.31018in" svg:x2="2.95072in" svg:y2="1.31018in" draw:id="id77" draw:style-name="a85" draw:name="Straight Arrow Connector 81"><svg:title/><svg:desc/></draw:connector><draw:connector draw:type="line" svg:x1="1.99099in" svg:y1="1.44646in" svg:x2="1.76773in" svg:y2="1.44646in" draw:id="id78" draw:style-name="a87" draw:name="Straight Arrow Connector 82"><svg:title/><svg:desc/></draw:connector></draw:g><draw:g draw:name="Group 83" draw:id="id85"><svg:title/><svg:desc/><draw:g draw:name="Group 84" draw:id="id82"><svg:title/><svg:desc/><draw:custom-shape svg:x="2.96038in" svg:y="1.25854in" svg:width="0.74227in" svg:height="0.27255in" draw:id="id80" draw:style-name="a88" draw:name="Rectangle 85"><svg:title/><svg:desc/><draw:enhanced-geometry draw:type="non-primitive" svg:viewBox="0 0 21600 21600" draw:enhanced-path="M 0 0 L 21600 0 21600 21600 0 21600 Z N"/></draw:custom-shape><draw:custom-shape svg:x="3.23583in" svg:y="1.25854in" svg:width="0.19137in" svg:height="0.27255in" draw:id="id81" draw:style-name="a89" draw:name="Rectangle 86"><svg:title/><svg:desc/><draw:enhanced-geometry draw:type="non-primitive" svg:viewBox="0 0 21600 21600" draw:enhanced-path="M 0 0 L 21600 0 21600 21600 0 21600 Z N"/></draw:custom-shape></draw:g><draw:connector draw:type="line" svg:x1="3.70264in" svg:y1="1.31694in" svg:x2="3.92011in" svg:y2="1.31694in" draw:id="id83" draw:style-name="a91" draw:name="Straight Arrow Connector 87"><svg:title/><svg:desc/></draw:connector><draw:connector draw:type="line" svg:x1="2.96038in" svg:y1="1.45322in" svg:x2="2.73712in" svg:y2="1.45322in" draw:id="id84" draw:style-name="a93" draw:name="Straight Arrow Connector 88"><svg:title/><svg:desc/></draw:connector></draw:g><draw:g draw:name="Group 89" draw:id="id91"><svg:title/><svg:desc/><draw:g draw:name="Group 90" draw:id="id88"><svg:title/><svg:desc/><draw:custom-shape svg:x="3.95408in" svg:y="1.2885in" svg:width="0.74227in" svg:height="0.27255in" draw:id="id86" draw:style-name="a94" draw:name="Rectangle 91"><svg:title/><svg:desc/><draw:enhanced-geometry draw:type="non-primitive" svg:viewBox="0 0 21600 21600" draw:enhanced-path="M 0 0 L 21600 0 21600 21600 0 21600 Z N"/></draw:custom-shape><draw:custom-shape svg:x="4.22953in" svg:y="1.2885in" svg:width="0.19137in" svg:height="0.27255in" draw:id="id87" draw:style-name="a95" draw:name="Rectangle 92"><svg:title/><svg:desc/><draw:enhanced-geometry draw:type="non-primitive" svg:viewBox="0 0 21600 21600" draw:enhanced-path="M 0 0 L 21600 0 21600 21600 0 21600 Z N"/></draw:custom-shape></draw:g><draw:connector draw:type="line" svg:x1="4.69635in" svg:y1="1.3469in" svg:x2="4.91381in" svg:y2="1.3469in" draw:id="id89" draw:style-name="a97" draw:name="Straight Arrow Connector 93"><svg:title/><svg:desc/></draw:connector><draw:connector draw:type="line" svg:x1="3.95408in" svg:y1="1.48318in" svg:x2="3.73082in" svg:y2="1.48318in" draw:id="id90" draw:style-name="a99" draw:name="Straight Arrow Connector 94"><svg:title/><svg:desc/></draw:connector></draw:g><draw:custom-shape svg:x="2.26644in" svg:y="0.05139in" svg:width="1.5575in" svg:height="0.35374in" draw:id="id92" draw:style-name="a100" draw:name="Rectangle 95"><svg:title/><svg:desc/><draw:enhanced-geometry draw:type="non-primitive" svg:viewBox="0 0 21600 21600" draw:enhanced-path="M 0 0 L 21600 0 21600 21600 0 21600 Z N"/></draw:custom-shape><draw:connector draw:type="line" svg:x1="2.43914in" svg:y1="0.30052in" svg:x2="1.54283in" svg:y2="1.17184in" draw:id="id93" draw:style-name="a103" draw:name="Straight Arrow Connector 96"><svg:title/><svg:desc/></draw:connector><draw:connector draw:type="line" svg:x1="3.63885in" svg:y1="0.29253in" svg:x2="4.3082in" svg:y2="1.17184in" draw:id="id94" draw:style-name="a106" draw:name="Straight Arrow Connector 97"><svg:title/><svg:desc/></draw:connector><draw:frame draw:id="id95" draw:style-name="a107" draw:name="TextBox 13" svg:x="0.27292in" svg:y="1.2893in" svg:width="0.57778in" svg:height="0.26944in" style:rel-width="scale" style:rel-height="scale"><draw:text-box><text:p text:style-name="P321"><text:span text:style-name="T322">nullptr</text:span></text:p></draw:text-box><svg:title/><svg:desc/></draw:frame><draw:frame draw:id="id96" draw:style-name="a108" draw:name="TextBox 14" svg:x="4.88599in" svg:y="1.23589in" svg:width="0.57778in" svg:height="0.26944in" style:rel-width="scale" style:rel-height="scale"><draw:text-box><text:p text:style-name="P323"><text:span text:style-name="T324">nullptr</text:span></text:p></draw:text-box><svg:title/><svg:desc/></draw:frame><draw:frame draw:id="id97" draw:style-name="a109" draw:name="TextBox 15" svg:x="3.33547in" svg:y="0.06012in" svg:width="0.77431in" svg:height="0.26944in" style:rel-width="scale" style:rel-height="scale"><draw:text-box><text:p text:style-name="P325"><text:span text:style-name="T326">m_ptrLast</text:span></text:p></draw:text-box><svg:title/><svg:desc/></draw:frame><draw:frame draw:id="id98" draw:style-name="a110" draw:name="TextBox 16" svg:x="2.10438in" svg:y="0.07053in" svg:width="0.79306in" svg:height="0.26944in" style:rel-width="scale" style:rel-height="scale"><draw:text-box><text:p text:style-name="P327"><text:span text:style-name="T328">m_ptrFirst</text:span></text:p></draw:text-box><svg:title/><svg:desc/></draw:frame></draw:g><draw:frame draw:id="id100" draw:style-name="a111" draw:name="TextBox 51" svg:x="3.14277in" svg:y="2.25224in" svg:width="0.61181in" svg:height="0.26944in" style:rel-width="scale" style:rel-height="scale"><draw:text-box><text:p text:style-name="P329"><text:span text:style-name="T330">ptrCurr</text:span></text:p></draw:text-box><svg:title/><svg:desc/></draw:frame><draw:frame draw:id="id101" draw:style-name="a112" draw:name="TextBox 52" svg:x="3.01373in" svg:y="1.6177in" svg:width="0.62361in" svg:height="0.26944in" style:rel-width="scale" style:rel-height="scale"><draw:text-box><text:p text:style-name="P331"><text:span text:style-name="T332">atIndex</text:span></text:p></draw:text-box><svg:title/><svg:desc/></draw:frame><draw:g draw:name="Group 104" draw:id="id106"><svg:title/><svg:desc/><draw:connector draw:type="line" svg:x1="1.23286in" svg:y1="2.28389in" svg:x2="3.4003in" svg:y2="2.28389in" draw:id="id102" draw:style-name="a114" draw:name="Straight Connector 105"><svg:title/><svg:desc/></draw:connector><draw:connector draw:type="line" svg:x1="3.42719in" svg:y1="2.30133in" svg:x2="3.42719in" svg:y2="1.84784in" draw:id="id103" draw:style-name="a117" draw:name="Straight Arrow Connector 106"><svg:title/><svg:desc/></draw:connector><draw:connector draw:type="line" svg:x1="1.49886in" svg:y1="2.28389in" svg:x2="1.49886in" svg:y2="1.58431in" draw:id="id104" draw:style-name="a120" draw:name="Straight Arrow Connector 107"><svg:title/><svg:desc/></draw:connector><draw:connector draw:type="line" svg:x1="2.43914in" svg:y1="2.28389in" svg:x2="2.43914in" svg:y2="1.64105in" draw:id="id105" draw:style-name="a123" draw:name="Straight Arrow Connector 108"><svg:title/><svg:desc/></draw:connector></draw:g></draw:g><draw:custom-shape svg:x="2.76597in" svg:y="1.00278in" svg:width="1.18045in" svg:height="0.72234in" draw:id="id108" draw:style-name="a125" draw:name="Oval 6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  <table:table-row table:style-name="TableRow333">
          <table:table-cell table:style-name="TableCell334">
            <text:h text:style-name="Heading4" text:outline-level="4">Code</text:h>
          </table:table-cell>
          <table:table-cell table:style-name="TableCell335">
            <text:p text:style-name="TableContents">template &lt;typename T&gt;</text:p>
            <text:p text:style-name="TableContents">T&amp; List&lt;T&gt;::Get(const int index)</text:p>
            <text:p text:style-name="TableContents">{</text:p>
            <text:p text:style-name="TableContents"><text:tab/>// Invalid index</text:p>
            <text:p text:style-name="TableContents"><text:tab/>if (index &lt; 0 || index &gt;= m_itemCount)</text:p>
            <text:p text:style-name="TableContents"><text:tab/>{</text:p>
            <text:p text:style-name="TableContents"><text:tab/><text:tab/>throw out_of_range("Invalid index");</text:p>
            <text:p text:style-name="TableContents"><text:tab/>}</text:p>
            <text:p text:style-name="TableContents"/>
            <text:p text:style-name="TableContents"><text:tab/>// Traverse the list</text:p>
            <text:p text:style-name="TableContents"><text:tab/>Node&lt;T&gt;* ptrCurrent = m_ptrFirst;</text:p>
            <text:p text:style-name="TableContents"><text:tab/>for<text:s/>(int i = 0; i &lt; index; i++)</text:p>
            <text:p text:style-name="TableContents"><text:tab/>{</text:p>
            <text:p text:style-name="TableContents"><text:tab/><text:tab/>ptrCurrent = ptrCurrent-&gt;ptrNext;</text:p>
            <text:p text:style-name="TableContents"><text:tab/>}</text:p>
            <text:p text:style-name="TableContents"/>
            <text:p text:style-name="TableContents"><text:tab/>return ptrCurrent-&gt;data;</text:p>
            <text:p text:style-name="TableContents">}</text:p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color="#0000CC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color="#0066FF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3399FF" fo:font-size="12pt" style:font-size-asian="12pt" style:text-underline-type="single" style:text-underline-style="solid" style:text-underline-width="auto" style:text-underline-mode="continuous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color="#9999FF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color="#0000CC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6" svg:viewBox="0 0 20 30" svg:d="m10 0-10 30h20z"/>
    <draw:marker draw:name="a20" svg:viewBox="0 0 20 30" svg:d="m10 0-10 30h20z"/>
    <draw:marker draw:name="a119" svg:viewBox="0 0 20 30" svg:d="m10 0-10 30h20z"/>
    <draw:marker draw:name="a78" svg:viewBox="0 0 20 30" svg:d="m10 0-10 30h20z"/>
    <draw:marker draw:name="a22" svg:viewBox="0 0 20 30" svg:d="m10 0-10 30h20z"/>
    <draw:marker draw:name="a101" svg:viewBox="0 0 20 30" svg:d="m10 0-10 30h20z"/>
    <draw:marker draw:name="a60" svg:viewBox="0 0 20 30" svg:d="m10 0-10 30h20z"/>
    <draw:marker draw:name="a102" svg:viewBox="0 0 20 30" svg:d="m10 0-10 30h20z"/>
    <draw:marker draw:name="a25" svg:viewBox="0 0 20 30" svg:d="m10 0-10 30h20z"/>
    <draw:marker draw:name="a104" svg:viewBox="0 0 20 30" svg:d="m10 0-10 30h20z"/>
    <draw:marker draw:name="a26" svg:viewBox="0 0 20 30" svg:d="m10 0-10 30h20z"/>
    <draw:marker draw:name="a105" svg:viewBox="0 0 20 30" svg:d="m10 0-10 30h20z"/>
    <draw:marker draw:name="a63" svg:viewBox="0 0 20 30" svg:d="m10 0-10 30h20z"/>
    <draw:marker draw:name="a64" svg:viewBox="0 0 20 30" svg:d="m10 0-10 30h20z"/>
    <draw:marker draw:name="a28" svg:viewBox="0 0 20 30" svg:d="m10 0-10 30h20z"/>
    <draw:marker draw:name="a29" svg:viewBox="0 0 20 30" svg:d="m10 0-10 30h20z"/>
    <draw:marker draw:name="a66" svg:viewBox="0 0 20 30" svg:d="m10 0-10 30h20z"/>
    <draw:marker draw:name="a10" svg:viewBox="0 0 20 30" svg:d="m10 0-10 30h20z"/>
    <draw:marker draw:name="a67" svg:viewBox="0 0 20 30" svg:d="m10 0-10 30h20z"/>
    <draw:marker draw:name="a14" svg:viewBox="0 0 20 30" svg:d="m10 0-10 30h20z"/>
    <draw:marker draw:name="a52" svg:viewBox="0 0 20 30" svg:d="m10 0-10 30h20z"/>
    <draw:marker draw:name="a16" svg:viewBox="0 0 20 30" svg:d="m10 0-10 30h20z"/>
    <draw:marker draw:name="a90" svg:viewBox="0 0 20 30" svg:d="m10 0-10 30h20z"/>
    <draw:marker draw:name="a54" svg:viewBox="0 0 20 30" svg:d="m10 0-10 30h20z"/>
    <draw:marker draw:name="a92" svg:viewBox="0 0 20 30" svg:d="m10 0-10 30h20z"/>
    <draw:marker draw:name="a58" svg:viewBox="0 0 20 30" svg:d="m10 0-10 30h20z"/>
    <draw:marker draw:name="a96" svg:viewBox="0 0 20 30" svg:d="m10 0-10 30h20z"/>
    <draw:marker draw:name="a2" svg:viewBox="0 0 20 30" svg:d="m10 0-10 30h20z"/>
    <draw:marker draw:name="a40" svg:viewBox="0 0 20 30" svg:d="m10 0-10 30h20z"/>
    <draw:marker draw:name="a98" svg:viewBox="0 0 20 30" svg:d="m10 0-10 30h20z"/>
    <draw:marker draw:name="a4" svg:viewBox="0 0 20 30" svg:d="m10 0-10 30h20z"/>
    <draw:marker draw:name="a42" svg:viewBox="0 0 20 30" svg:d="m10 0-10 30h20z"/>
    <draw:marker draw:name="a80" svg:viewBox="0 0 20 30" svg:d="m10 0-10 30h20z"/>
    <draw:marker draw:name="a122" svg:viewBox="0 0 20 30" svg:d="m10 0-10 30h20z"/>
    <draw:marker draw:name="a8" svg:viewBox="0 0 20 30" svg:d="m10 0-10 30h20z"/>
    <draw:marker draw:name="a46" svg:viewBox="0 0 20 30" svg:d="m10 0-10 30h20z"/>
    <draw:marker draw:name="a84" svg:viewBox="0 0 20 30" svg:d="m10 0-10 30h20z"/>
    <draw:marker draw:name="a48" svg:viewBox="0 0 20 30" svg:d="m10 0-10 30h20z"/>
    <draw:marker draw:name="a86" svg:viewBox="0 0 20 30" svg:d="m10 0-10 30h20z"/>
    <draw:stroke-dash draw:name="a73" draw:style="rect" draw:dots1="1" draw:dots1-length="0.08333in" draw:distance="0.08333in"/>
    <draw:stroke-dash draw:name="a118" draw:style="rect" draw:dots1="1" draw:dots1-length="0.08333in" draw:distance="0.08333in"/>
    <draw:stroke-dash draw:name="a124" draw:style="rect" draw:dots1="1" draw:dots1-length="0.08333in" draw:distance="0.08333in"/>
    <draw:stroke-dash draw:name="a35" draw:style="rect" draw:dots1="1" draw:dots1-length="0.08333in" draw:distance="0.08333in"/>
    <draw:stroke-dash draw:name="a113" draw:style="rect" draw:dots1="1" draw:dots1-length="0.08333in" draw:distance="0.08333in"/>
    <draw:stroke-dash draw:name="a115" draw:style="rect" draw:dots1="1" draw:dots1-length="0.08333in" draw:distance="0.08333in"/>
    <draw:stroke-dash draw:name="a121" draw:style="rect" draw:dots1="1" draw:dots1-length="0.08333in" draw:distance="0.08333in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color="#800000" fo:font-size="8pt" style:font-size-asian="8pt" style:font-size-complex="8pt"/>
    </style:style>
    <style:style style:name="T4" style:parent-style-name="DefaultParagraphFont" style:family="text">
      <style:text-properties fo:color="#800000" fo:font-size="8pt" style:font-size-asian="8pt" style:font-size-complex="8pt"/>
    </style:style>
    <style:style style:name="T5" style:parent-style-name="DefaultParagraphFont" style:family="text">
      <style:text-properties fo:color="#800000" fo:font-size="8pt" style:font-size-asian="8pt" style:font-size-complex="8pt"/>
    </style:style>
    <style:style style:name="T6" style:parent-style-name="DefaultParagraphFont" style:family="text">
      <style:text-properties fo:color="#800000"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er">CS 250, Spring 2018<text:tab/><text:tab/>Lab: Linked Lists Manual</text:p>
      </style:header>
      <style:footer>
        <text:p text:style-name="P2"><text:span text:style-name="T3">Page<text:s/></text:span><text:span text:style-name="T4"><text:page-number text:fixed="false">6</text:page-number></text:span><text:span text:style-name="T5"><text:s/>of<text:s/></text:span><text:span text:style-name="T6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ged dated</dc:title>
    <meta:initial-creator>M A</meta:initial-creator>
    <dc:creator>M A</dc:creator>
    <meta:creation-date>2018-02-08T13:11:00Z</meta:creation-date>
    <dc:date>2018-02-10T15:56:00Z</dc:date>
    <meta:template xlink:href="paged%20dated.ott" xlink:type="simple"/>
    <meta:editing-cycles>108</meta:editing-cycles>
    <meta:editing-duration>PT15540S</meta:editing-duration>
    <meta:document-statistic meta:page-count="9" meta:paragraph-count="16" meta:word-count="1196" meta:character-count="8003" meta:row-count="56" meta:non-whitespace-character-count="6823"/>
  </office:meta>
</office:document-meta>
</file>